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3f73f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e50324d"/>
    </style:style>
    <style:style style:name="P87" style:family="paragraph" style:parent-style-name="Standard">
      <style:text-properties officeooo:paragraph-rsid="0e0f3ce4"/>
    </style:style>
    <style:style style:name="P88" style:family="paragraph" style:parent-style-name="Standard">
      <style:text-properties officeooo:rsid="0e12a1f2" officeooo:paragraph-rsid="0e12a1f2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paragraph-rsid="0e153b91"/>
    </style:style>
    <style:style style:name="P91" style:family="paragraph" style:parent-style-name="Footnote">
      <style:text-properties officeooo:paragraph-rsid="0e1736d1"/>
    </style:style>
    <style:style style:name="P92" style:family="paragraph" style:parent-style-name="Standard">
      <style:text-properties officeooo:paragraph-rsid="0e26e14b"/>
    </style:style>
    <style:style style:name="P93" style:family="paragraph" style:parent-style-name="Standard">
      <style:text-properties officeooo:paragraph-rsid="0e460a91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97" style:family="paragraph" style:parent-style-name="Standard">
      <style:text-properties officeooo:paragraph-rsid="0e560433"/>
    </style:style>
    <style:style style:name="P98" style:family="paragraph" style:parent-style-name="Standard">
      <style:text-properties officeooo:paragraph-rsid="0e576c58"/>
    </style:style>
    <style:style style:name="P99" style:family="paragraph" style:parent-style-name="Footnote">
      <style:text-properties officeooo:rsid="043ccc66" officeooo:paragraph-rsid="0e5afad8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107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1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5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4" style:family="text">
      <style:text-properties fo:color="#000000" loext:opacity="100%" style:text-line-through-style="none" style:text-line-through-type="none" style:text-underline-style="none"/>
    </style:style>
    <style:style style:name="T275" style:family="text">
      <style:text-properties fo:color="#000000" loext:opacity="100%" style:text-line-through-style="none" style:text-line-through-type="none" style:text-underline-style="none" officeooo:rsid="0aabd8f8"/>
    </style:style>
    <style:style style:name="T2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afad8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bold" officeooo:rsid="0e59b6fb" style:font-name-asian="HG Mincho Light J" style:font-size-asian="10pt" style:language-asian="nl" style:country-asian="NL" style:font-style-asian="normal" style:font-weight-asian="bold" style:font-name-complex="Arial Unicode MS" style:font-size-complex="10pt" style:language-complex="nl" style:country-complex="NL" style:font-style-complex="normal" style:font-weight-complex="bold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bold" officeooo:rsid="0e5afad8" style:font-name-asian="HG Mincho Light J" style:font-size-asian="10pt" style:language-asian="nl" style:country-asian="NL" style:font-style-asian="normal" style:font-weight-asian="bold" style:font-name-complex="Arial Unicode MS" style:font-size-complex="10pt" style:language-complex="nl" style:country-complex="NL" style:font-style-complex="normal" style:font-weight-complex="bold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6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6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1" style:family="text">
      <style:text-properties fo:color="#000000" loext:opacity="100%" officeooo:rsid="004804ae"/>
    </style:style>
    <style:style style:name="T36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90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officeooo:rsid="047da547"/>
    </style:style>
    <style:style style:name="T39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9" style:family="text">
      <style:text-properties style:use-window-font-color="true" loext:opacity="0%" style:font-name="Liberation Sans" fo:font-size="12pt" style:font-size-asian="12pt" style:font-size-complex="12pt"/>
    </style:style>
    <style:style style:name="T42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2" style:family="text">
      <style:text-properties officeooo:rsid="04473353"/>
    </style:style>
    <style:style style:name="T4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officeooo:rsid="0a6f0a69"/>
    </style:style>
    <style:style style:name="T426" style:family="text">
      <style:text-properties officeooo:rsid="0aace3cd"/>
    </style:style>
    <style:style style:name="T427" style:family="text">
      <style:text-properties officeooo:rsid="0b952edb"/>
    </style:style>
    <style:style style:name="T428" style:family="text">
      <style:text-properties fo:font-size="8pt" style:font-size-asian="8pt" style:font-size-complex="8pt" loext:padding="0.049cm" loext:border="0.31pt solid #000000"/>
    </style:style>
    <style:style style:name="T429" style:family="text">
      <style:text-properties officeooo:rsid="0394a435"/>
    </style:style>
    <style:style style:name="T430" style:family="text">
      <style:text-properties officeooo:rsid="0be4091b"/>
    </style:style>
    <style:style style:name="T431" style:family="text">
      <style:text-properties officeooo:rsid="0bf888a9"/>
    </style:style>
    <style:style style:name="T432" style:family="text">
      <style:text-properties officeooo:rsid="0cf7e116"/>
    </style:style>
    <style:style style:name="T433" style:family="text">
      <style:text-properties officeooo:rsid="0d52ea33"/>
    </style:style>
    <style:style style:name="T434" style:family="text">
      <style:text-properties officeooo:rsid="0de11971"/>
    </style:style>
    <style:style style:name="T435" style:family="text">
      <style:text-properties style:font-name="Liberation Sans"/>
    </style:style>
    <style:style style:name="T436" style:family="text">
      <style:text-properties style:font-name="Liberation Sans" fo:font-size="12pt"/>
    </style:style>
    <style:style style:name="T43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4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5" style:family="text">
      <style:text-properties style:font-name="Liberation Sans" fo:font-size="12pt" fo:font-style="normal" officeooo:rsid="00bddfbe" style:font-size-asian="12pt" style:font-size-complex="12pt"/>
    </style:style>
    <style:style style:name="T446" style:family="text">
      <style:text-properties style:font-name="Liberation Sans" fo:font-size="12pt" officeooo:rsid="047da547" style:font-size-asian="12pt"/>
    </style:style>
    <style:style style:name="T447" style:family="text">
      <style:text-properties style:font-name="Liberation Sans" fo:font-size="12pt" style:font-size-asian="12pt" style:font-size-complex="12pt"/>
    </style:style>
    <style:style style:name="T448" style:family="text">
      <style:text-properties style:font-name="Liberation Sans" fo:font-size="12pt" officeooo:rsid="01657261" style:font-size-asian="12pt" style:font-size-complex="12pt"/>
    </style:style>
    <style:style style:name="T449" style:family="text">
      <style:text-properties style:font-name="Liberation Sans" fo:font-size="12pt" officeooo:rsid="00bddfbe" style:font-size-asian="12pt" style:font-size-complex="12pt"/>
    </style:style>
    <style:style style:name="T450" style:family="text">
      <style:text-properties style:font-name="Liberation Sans" fo:font-size="12pt" officeooo:rsid="050aa1f1" style:font-size-asian="12pt" style:font-size-complex="12pt"/>
    </style:style>
    <style:style style:name="T451" style:family="text">
      <style:text-properties style:font-name="Liberation Sans" fo:font-size="12pt" officeooo:rsid="05903285" style:font-size-asian="12pt" style:font-size-complex="12pt"/>
    </style:style>
    <style:style style:name="T452" style:family="text">
      <style:text-properties style:font-name="Liberation Sans" fo:font-size="12pt" officeooo:rsid="0594b105" style:font-size-asian="12pt" style:font-size-complex="12pt"/>
    </style:style>
    <style:style style:name="T453" style:family="text">
      <style:text-properties style:font-name="Liberation Sans" fo:font-size="12pt" officeooo:rsid="0d1ec96e" style:font-size-asian="12pt" style:font-size-complex="12pt"/>
    </style:style>
    <style:style style:name="T454" style:family="text">
      <style:text-properties style:font-name="Liberation Sans" fo:font-size="12pt" officeooo:rsid="0e2b2f17" style:font-size-asian="12pt" style:font-size-complex="12pt"/>
    </style:style>
    <style:style style:name="T455" style:family="text">
      <style:text-properties style:font-name="Liberation Sans" fo:font-size="12pt" officeooo:rsid="0e2e0824" style:font-size-asian="12pt" style:font-size-complex="12pt"/>
    </style:style>
    <style:style style:name="T456" style:family="text">
      <style:text-properties style:font-name="Liberation Sans" officeooo:rsid="047fb57c"/>
    </style:style>
    <style:style style:name="T457" style:family="text">
      <style:text-properties style:font-name="Liberation Sans" officeooo:rsid="047da547"/>
    </style:style>
    <style:style style:name="T458" style:family="text">
      <style:text-properties officeooo:rsid="0dfbebc7"/>
    </style:style>
    <style:style style:name="T459" style:family="text">
      <style:text-properties officeooo:rsid="01657261" style:font-size-complex="12pt"/>
    </style:style>
    <style:style style:name="T460" style:family="text">
      <style:text-properties officeooo:rsid="0e1fd37f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officeooo:rsid="0e48dca5" style:font-weight-asian="bold" style:font-weight-complex="bold"/>
    </style:style>
    <style:style style:name="T463" style:family="text">
      <style:text-properties fo:font-weight="bold" officeooo:rsid="0e4dc746" style:font-weight-asian="bold" style:font-weight-complex="bold"/>
    </style:style>
    <style:style style:name="T464" style:family="text">
      <style:text-properties fo:font-weight="bold" officeooo:rsid="0e59b6fb" style:font-weight-asian="bold" style:font-weight-complex="bold"/>
    </style:style>
    <style:style style:name="T465" style:family="text">
      <style:text-properties officeooo:rsid="0e2b2f17"/>
    </style:style>
    <style:style style:name="T466" style:family="text">
      <style:text-properties officeooo:rsid="0e3b8d4d"/>
    </style:style>
    <style:style style:name="T467" style:family="text">
      <style:text-properties officeooo:rsid="0e3cac9e"/>
    </style:style>
    <style:style style:name="T468" style:family="text">
      <style:text-properties fo:font-weight="normal" style:font-weight-asian="normal" style:font-weight-complex="normal"/>
    </style:style>
    <style:style style:name="T469" style:family="text">
      <style:text-properties officeooo:rsid="0e48dca5"/>
    </style:style>
    <style:style style:name="T470" style:family="text">
      <style:text-properties officeooo:rsid="0e5635a7"/>
    </style:style>
    <style:style style:name="T471" style:family="text">
      <style:text-properties officeooo:rsid="0e56c5f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05">C</text:span></text:span><text:span text:style-name="Strong_20_Emphasis"><text:span text:style-name="T304">hecklist voor </text:span></text:span><text:span text:style-name="Strong_20_Emphasis"><text:span text:style-name="T306">de installatie</text:span></text:span><text:span text:style-name="Strong_20_Emphasis"><text:span text:style-name="T304"> van </text:span></text:span><text:reference-mark-start text:name="Distributie"/><text:span text:style-name="Strong_20_Emphasis"><text:span text:style-name="T307">Ubuntu</text:span></text:span><text:reference-mark-end text:name="Distributie"/><text:span text:style-name="Strong_20_Emphasis"><text:span text:style-name="T307"> </text:span></text:span><text:reference-mark-start text:name="Versie"/><text:span text:style-name="Strong_20_Emphasis"><text:span text:style-name="T308">2</text:span></text:span><text:span text:style-name="Strong_20_Emphasis"><text:span text:style-name="T314">2</text:span></text:span><text:span text:style-name="Strong_20_Emphasis"><text:span text:style-name="T309">.04</text:span></text:span><text:reference-mark-end text:name="Versie"/><text:span text:style-name="Strong_20_Emphasis"><text:span text:style-name="T315"> </text:span></text:span><text:span text:style-name="Strong_20_Emphasis"><text:span text:style-name="T316">LTS</text:span></text:span><text:span text:style-name="Strong_20_Emphasis"><text:span text:style-name="T310"><text:note text:id="ftn1" text:note-class="footnote"><text:note-citation>1</text:note-citation><text:note-body><text:p text:style-name="P91"><text:span text:style-name="T429">Deze versie </text:span><text:span text:style-name="T430">2</text:span><text:span text:style-name="T458">2</text:span><text:span text:style-name="T430">.04 </text:span><text:span text:style-name="T429">heeft codenaam Jammy Jellyfish (</text:span><text:span text:style-name="T362">jammy</text:span><text:span text:style-name="T429">) en is een zogenaamde LTS-versie (</text:span><text:span text:style-name="T434">LTS=</text:span><text:span text:style-name="T429">Long-Term Support, langetermijnondersteuning). <text:s/>Een LTS-versie verschijnt iedere twee jaar </text:span><text:span text:style-name="T433">in </text:span><text:span text:style-name="T429">april (deze in april 202</text:span><text:span text:style-name="T458">2</text:span><text:span text:style-name="T429">) en wordt </text:span><text:span text:style-name="T460">standaard </text:span><text:span text:style-name="T429">vanaf vrijgave </text:span><text:span text:style-name="T286">vijf</text:span><text:span text:style-name="T429"> jaar ondersteund</text:span><text:span text:style-name="T425"> </text:span><text:span text:style-name="T429">(</text:span><text:span text:style-name="T431">updates </text:span><text:span text:style-name="T429">tot april 202</text:span><text:span text:style-name="T458">7</text:span><text:span text:style-name="T425">)</text:span><text:span text:style-name="T429">.</text:span></text:p></text:note-body></text:note></text:span></text:span><text:span text:style-name="Strong_20_Emphasis"><text:span text:style-name="T311"> </text:span></text:span><text:reference-mark-start text:name="Editie"/><text:span text:style-name="Strong_20_Emphasis"><text:span text:style-name="T312">desktop</text:span></text:span><text:reference-mark-end text:name="Editie"/><text:span text:style-name="Strong_20_Emphasis"><text:span text:style-name="T313">.</text:span></text:span></text:p>
      <text:p text:style-name="P9"/>
      <text:p text:style-name="P90"><text:span text:style-name="T52">Kijk op</text:span><text:span text:style-name="T304"> </text:span><text:a xlink:type="simple" xlink:href="https://karelzimmer.nl/" text:style-name="Internet_20_link" text:visited-style-name="Visited_20_Internet_20_Link"><text:span text:style-name="Internet_20_link"><text:span text:style-name="T437">karelzimmer.nl</text:span></text:span></text:a><text:span text:style-name="T304"> </text:span><text:span text:style-name="T391">voor</text:span><text:span text:style-name="T392"> </text:span><text:span text:style-name="T393">deze en andere </text:span><text:span text:style-name="T95">checklists, scripts, </text:span><text:span text:style-name="T96">en informatie</text:span><text:span text:style-name="T95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5">V</text:span><text:span text:style-name="T456">ul de waarden in het tekstvak achter de </text:span><text:span text:style-name="Definition"><text:span text:style-name="T446">schuingedrukte</text:span></text:span><text:span text:style-name="T435"> </text:span><text:span text:style-name="T457">woorden </text:span><text:span text:style-name="T394">(zie toelichting)</text:span><text:span text:style-name="T457">:</text:span></text:p>
      <text:p text:style-name="P3"><text:span text:style-name="Definition"><text:span text:style-name="T413">g</text:span></text:span><text:span text:style-name="Definition"><text:span text:style-name="T412">ebruiker</text:span></text:span><text:span text:style-name="Definition"><text:span text:style-name="T400"><text:tab/><text:tab/></text:span></text:span><text:span text:style-name="Definition"><text:span text:style-name="T419"> <text:tab/><text:tab/></text:span></text:span><text:span text:style-name="T401"><draw:control text:anchor-type="as-char" svg:y="-0.429cm" draw:z-index="14" draw:name="Gebruiker" draw:style-name="gr2" draw:text-style-name="P112" svg:width="6.061cm" svg:height="0.6cm" draw:control="control15"><svg:title>Gebruiker</svg:title><svg:desc>Volledige naam, bijv. Jan Stek</svg:desc></draw:control></text:span><text:span text:style-name="T401"><text:tab/></text:span><text:span text:style-name="T402">(</text:span><text:span text:style-name="T396">volledige naam, bijv. </text:span><text:span text:style-name="T398">J</text:span><text:span text:style-name="T418">a</text:span><text:span text:style-name="T398">n </text:span><text:span text:style-name="T418">Jansen</text:span><text:span text:style-name="T397">)</text:span></text:p>
      <text:p text:style-name="Standard"><text:span text:style-name="Definition"><text:span text:style-name="T413">g</text:span></text:span><text:span text:style-name="Definition"><text:span text:style-name="T412">ebruikersnaam</text:span></text:span><text:span text:style-name="Definition"><text:span text:style-name="T395"><text:tab/></text:span></text:span><text:span text:style-name="Definition"><text:span text:style-name="T395"><draw:control text:anchor-type="as-char" svg:y="-0.429cm" draw:z-index="15" draw:name="Gberuikersnaam" draw:style-name="gr2" draw:text-style-name="P112" svg:width="6.061cm" svg:height="0.6cm" draw:control="control16"><svg:title>Gebruikersnaam</svg:title><svg:desc>Korte naam, bijv. jan</svg:desc></draw:control></text:span></text:span><text:span text:style-name="Definition"><text:span text:style-name="T395"><text:tab/></text:span></text:span><text:span text:style-name="T438">(korte naam, bijv. </text:span><text:span text:style-name="T322">j</text:span><text:span text:style-name="T323">an</text:span><text:span text:style-name="T438">)</text:span></text:p>
      <text:p text:style-name="P2"><text:span text:style-name="Definition"><text:span text:style-name="T416">c</text:span></text:span><text:span text:style-name="Definition"><text:span text:style-name="T415">omputernaam</text:span></text:span><text:span text:style-name="Definition"><text:span text:style-name="T403"><text:tab/><text:tab/></text:span></text:span><text:span text:style-name="Definition"><text:span text:style-name="T401"><draw:control text:anchor-type="as-char" svg:y="-0.429cm" draw:z-index="16" draw:name="Computernaam" draw:style-name="gr2" draw:text-style-name="P112" svg:width="6.061cm" svg:height="0.6cm" draw:control="control17"><svg:title>Computernaam</svg:title><svg:desc>Unieke naam van de computer</svg:desc></draw:control></text:span></text:span><text:span text:style-name="Definition"><text:span text:style-name="T401"><text:tab/></text:span></text:span><text:span text:style-name="Definition"><text:span text:style-name="T404">(</text:span></text:span><text:span text:style-name="Definition"><text:span text:style-name="T405">naam van de compute</text:span></text:span><text:span text:style-name="Definition"><text:span text:style-name="T406">r, </text:span></text:span><text:span text:style-name="Definition"><text:span text:style-name="T407">bijv. </text:span></text:span><text:span text:style-name="Definition"><text:span text:style-name="T408">pc02</text:span></text:span><text:span text:style-name="Definition"><text:span text:style-name="T404">)</text:span></text:span></text:p>
      <text:p text:style-name="P2"><text:span text:style-name="Definition"><text:span text:style-name="T413">o</text:span></text:span><text:span text:style-name="Definition"><text:span text:style-name="T412">pstartmenu</text:span></text:span><text:span text:style-name="Definition"><text:span text:style-name="T401"><text:tab/><text:tab/><text:tab/></text:span></text:span><text:span text:style-name="Definition"><text:span text:style-name="T401"><draw:control text:anchor-type="as-char" svg:y="-0.429cm" draw:z-index="17" draw:name="Opstartmenu" draw:style-name="gr2" draw:text-style-name="P112" svg:width="6.061cm" svg:height="0.6cm" draw:control="control18"><svg:title>Opstartmenu</svg:title><svg:desc>Toets voor het opstartmenu ("bootmenu")</svg:desc></draw:control></text:span></text:span><text:span text:style-name="Definition"><text:span text:style-name="T401"><text:tab/></text:span></text:span><text:span text:style-name="Definition"><text:span text:style-name="T404">(</text:span></text:span><text:span text:style-name="Definition"><text:span text:style-name="T405">to</text:span></text:span><text:span text:style-name="Definition"><text:span text:style-name="T409">ets voor het opstartmedium</text:span></text:span><text:span text:style-name="Definition"><text:span text:style-name="T410">)</text:span></text:span></text:p>
      <text:p text:style-name="P2"><text:span text:style-name="Definition"><text:span text:style-name="T416">i</text:span></text:span><text:span text:style-name="Definition"><text:span text:style-name="T417">nstellingen</text:span></text:span><text:span text:style-name="T404"><text:tab/><text:tab/> <text:tab/></text:span><text:span text:style-name="T404"><draw:control text:anchor-type="as-char" svg:y="-0.429cm" draw:z-index="13" draw:name="Instellingen" draw:style-name="gr2" draw:text-style-name="P112" svg:width="6.061cm" svg:height="0.6cm" draw:control="control14"><svg:title>Instellingen</svg:title><svg:desc>Toets voor het BIOS/UEFI-scherm ("setup")</svg:desc></draw:control></text:span><text:span text:style-name="T404"><text:tab/>(</text:span><text:span text:style-name="T405">toets voor het BIOS/UEFI-scherm</text:span><text:span text:style-name="T404">)</text:span></text:p>
      <text:p text:style-name="P4"><text:span text:style-name="Definition"><text:span text:style-name="T413">g</text:span></text:span><text:span text:style-name="Definition"><text:span text:style-name="T412">ebruiker</text:span></text:span><text:span text:style-name="Definition"><text:span text:style-name="T414">2</text:span></text:span><text:span text:style-name="Definition"><text:span text:style-name="T400"><text:tab/></text:span></text:span><text:span text:style-name="Definition"><text:span text:style-name="T419"> <text:tab/><text:tab/></text:span></text:span><text:span text:style-name="T401"><draw:control text:anchor-type="as-char" svg:y="-0.429cm" draw:z-index="26" draw:name="Gebruiker 1" draw:style-name="gr2" draw:text-style-name="P112" svg:width="6.061cm" svg:height="0.6cm" draw:control="control27"><svg:title>Gebruiker</svg:title><svg:desc>Volledige naam, bijv. Jan Stek</svg:desc></draw:control></text:span><text:span text:style-name="T401"><text:tab/></text:span><text:span text:style-name="T402">(</text:span><text:span text:style-name="T396">volledige naam </text:span><text:span text:style-name="T399">evt. 2</text:span><text:span text:style-name="T420">e</text:span><text:span text:style-name="T399"> gebruiker</text:span><text:span text:style-name="T397">)</text:span></text:p>
      <text:p text:style-name="P92"><text:span text:style-name="Definition"><text:span text:style-name="T413">g</text:span></text:span><text:span text:style-name="Definition"><text:span text:style-name="T412">ebruikersnaam</text:span></text:span><text:span text:style-name="Definition"><text:span text:style-name="T414">2</text:span></text:span><text:span text:style-name="Definition"><text:span text:style-name="T395"><text:tab/></text:span></text:span><text:span text:style-name="Definition"><text:span text:style-name="T395"><draw:control text:anchor-type="as-char" svg:y="-0.429cm" draw:z-index="27" draw:name="Gberuikersnaam 1" draw:style-name="gr2" draw:text-style-name="P112" svg:width="6.061cm" svg:height="0.6cm" draw:control="control28"><svg:title>Gebruikersnaam</svg:title><svg:desc>Korte naam, bijv. jan</svg:desc></draw:control></text:span></text:span><text:span text:style-name="Definition"><text:span text:style-name="T395"><text:tab/></text:span></text:span><text:span text:style-name="T438">(korte naam</text:span><text:span text:style-name="T323"> </text:span><text:span text:style-name="T411">evt. 2</text:span><text:span text:style-name="T421">e</text:span><text:span text:style-name="T411"> gebruiker</text:span><text:span text:style-name="T438">)</text:span></text:p>
      <text:p text:style-name="P4"><text:span text:style-name="T324">Vervang </text:span><text:span text:style-name="Definition"><text:span text:style-name="T440">schuingedrukte</text:span></text:span><text:span text:style-name="T324"> </text:span><text:span text:style-name="T325">woorden </text:span><text:span text:style-name="T324">in deze checklist door </text:span><text:span text:style-name="T325">boven</text:span><text:span text:style-name="T324">staande waarden.</text:span></text:p>
      <text:p text:style-name="P12"/>
      <text:p text:style-name="P1"><text:span text:style-name="Strong_20_Emphasis"><text:span text:style-name="T332"/></text:span></text:p>
      <text:p text:style-name="P5"><text:span text:style-name="T334">Nog niet op Linux?</text:span><text:span text:style-name="T326"><text:tab/></text:span><text:span text:style-name="T330"><text:tab/></text:span><text:span text:style-name="T331">G</text:span><text:span text:style-name="T327">ebruik </text:span><text:span text:style-name="Strong_20_Emphasis"><text:span text:style-name="T335">Checklist migratie</text:span></text:span><text:span text:style-name="T327"> op </text:span><text:a xlink:type="simple" xlink:href="https://karelzimer.nl/" text:style-name="Internet_20_link" text:visited-style-name="Visited_20_Internet_20_Link"><text:span text:style-name="Internet_20_link"><text:span text:style-name="T439">karelzimmer.nl</text:span></text:span></text:a><text:span text:style-name="T328"> onder </text:span><text:span text:style-name="T333">Linux</text:span><text:span text:style-name="T329">.</text:span></text:p>
      <text:p text:style-name="P48"><text:span text:style-name="T292">Nieuwe installatie?</text:span><text:span text:style-name="T287"><text:tab/></text:span><text:span text:style-name="T289"></text:span><text:span text:style-name="T291"><text:tab/></text:span><text:span text:style-name="T290">B</text:span><text:span text:style-name="T287">egin bij hoofdstuk </text:span><text:span text:style-name="T292"><text:bookmark-ref text:reference-format="page" text:ref-name="__RefNumPara__4009_1271708128">2</text:bookmark-ref></text:span><text:span text:style-name="T287"><text:s text:c="2"/></text:span><text:span text:style-name="T293"><text:bookmark-ref text:reference-format="text" text:ref-name="__RefNumPara__4009_1271708128">Installatie uitvoeren</text:bookmark-ref></text:span><text:span text:style-name="T288">.</text:span></text:p>
      <text:p text:style-name="P25"/>
      <text:list xml:id="list2828021908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050257506352">
          <table:table-cell table:style-name="_31_._5f_Installatie_5f_voorbereiden.A1" office:value-type="string">
            <text:p text:style-name="P67"><text:span text:style-name="Strong_20_Emphasis"><text:span text:style-name="T100"><text:s/></text:span></text:span><text:span text:style-name="Strong_20_Emphasis"><text:span text:style-name="T165"><draw:control text:anchor-type="as-char" draw:z-index="25" draw:name="Vorm3_ 1" draw:style-name="gr1" draw:text-style-name="P111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99">Leg Wi</text:span></text:span><text:span text:style-name="Strong_20_Emphasis"><text:span text:style-name="T102">F</text:span></text:span><text:span text:style-name="Strong_20_Emphasis"><text:span text:style-name="T99">i-</text:span></text:span><text:span text:style-name="Strong_20_Emphasis"><text:span text:style-name="T103">gegevens vast zoals de naam v</text:span></text:span><text:span text:style-name="Strong_20_Emphasis"><text:span text:style-name="T104">a</text:span></text:span><text:span text:style-name="Strong_20_Emphasis"><text:span text:style-name="T103">n het netwerk (SSID) en wachtwoord</text:span></text:span><text:span text:style-name="Strong_20_Emphasis"><text:span text:style-name="T101"><text:note text:id="ftn2" text:note-class="footnote"><text:note-citation>2</text:note-citation><text:note-body><text:p text:style-name="P86"><text:span text:style-name="User_20_Entry"><text:span text:style-name="T264">Bijv. </text:span></text:span><text:span text:style-name="User_20_Entry"><text:span text:style-name="T263">met </text:span></text:span><text:span text:style-name="User_20_Entry"><text:span text:style-name="T265">Terminalvenster</text:span></text:span><text:span text:style-name="User_20_Entry"><text:span text:style-name="T262"> </text:span></text:span><text:span text:style-name="User_20_Entry"><text:span text:style-name="T264">opdracht</text:span></text:span><text:span text:style-name="User_20_Entry"><text:span text:style-name="T262">: </text:span></text:span><text:span text:style-name="User_20_Entry"><text:span text:style-name="T282">sudo </text:span></text:span><text:span text:style-name="User_20_Entry"><text:span text:style-name="T284">more</text:span></text:span><text:span text:style-name="User_20_Entry"><text:span text:style-name="T282"> </text:span></text:span><text:span text:style-name="User_20_Entry"><text:span text:style-name="T283">/etc/NetworkManager/system-connections/</text:span></text:span><text:span text:style-name="User_20_Entry"><text:span text:style-name="T282">*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050258854656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050258890128">
          <table:table-cell table:style-name="_31_._5f_Installatie_5f_voorbereiden.A1" office:value-type="string">
            <text:p text:style-name="P65"><text:span text:style-name="Strong_20_Emphasis"><text:span text:style-name="T100"><text:s/></text:span></text:span><text:span text:style-name="Strong_20_Emphasis"><text:span text:style-name="T165"><draw:control text:anchor-type="as-char" draw:z-index="20" draw:name="Vorm3_0" draw:style-name="gr1" draw:text-style-name="P111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0">Aanmelden als </text:span></text:span><text:span text:style-name="Definition"><text:span text:style-name="T442">gebruike</text:span></text:span><text:span text:style-name="Definition"><text:span text:style-name="T443">r</text:span></text:span><text:span text:style-name="Strong_20_Emphasis"><text:span text:style-name="T101"><text:note text:id="ftn3" text:note-class="footnote"><text:note-citation>3</text:note-citation><text:note-body><text:p text:style-name="P85"><text:span text:style-name="User_20_Entry"><text:span text:style-name="T261">E</text:span></text:span><text:span text:style-name="User_20_Entry"><text:span text:style-name="T266">v</text:span></text:span><text:span text:style-name="User_20_Entry"><text:span text:style-name="T267">en</text:span></text:span><text:span text:style-name="User_20_Entry"><text:span text:style-name="T269">t</text:span></text:span><text:span text:style-name="User_20_Entry"><text:span text:style-name="T270">uele </text:span></text:span><text:span text:style-name="User_20_Entry"><text:span text:style-name="T271">extra </text:span></text:span><text:span text:style-name="User_20_Entry"><text:span text:style-name="T273">gebruiker</text:span></text:span><text:span text:style-name="User_20_Entry"><text:span text:style-name="T271">s aanmelden </text:span></text:span><text:span text:style-name="User_20_Entry"><text:span text:style-name="T272">en dezelfde stappen uitvoeren</text:span></text:span><text:span text:style-name="User_20_Entry"><text:span text:style-name="T268">.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05025889041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050258890704">
          <table:table-cell table:style-name="_31_._5f_Installatie_5f_voorbereiden.A1" office:value-type="string">
            <text:p text:style-name="P59"><text:span text:style-name="Strong_20_Emphasis"><text:span text:style-name="T117"><text:s/></text:span></text:span><text:span text:style-name="Strong_20_Emphasis"><text:span text:style-name="T167"><draw:control text:anchor-type="as-char" draw:z-index="0" draw:name="Vorm4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7">Installeer </text:span></text:span><text:span text:style-name="Strong_20_Emphasis"><text:span text:style-name="T164">pakket kz met </text:span></text:span><text:span text:style-name="Strong_20_Emphasis"><text:span text:style-name="T163">scripts en documenten van Karel Zimmer </text:span></text:span><text:span text:style-name="Strong_20_Emphasis"><text:span text:style-name="T118">via </text:span></text:span><text:span text:style-name="Strong_20_Emphasis"><text:span text:style-name="T120">het </text:span></text:span><text:span text:style-name="Strong_20_Emphasis"><text:span text:style-name="T121">s</text:span></text:span><text:span text:style-name="Strong_20_Emphasis"><text:span text:style-name="T118">tart</text:span></text:span><text:span text:style-name="Strong_20_Emphasis"><text:span text:style-name="T120">en van</text:span></text:span><text:span text:style-name="Strong_20_Emphasis"><text:span text:style-name="T122"> </text:span></text:span><text:span text:style-name="Strong_20_Emphasis"><text:span text:style-name="T206">Terminalvenster</text:span></text:span><text:span text:style-name="Strong_20_Emphasis"><text:span text:style-name="T118"> met toetscombinatie </text:span></text:span><text:span text:style-name="Strong_20_Emphasis"><text:span text:style-name="T119">Ctrl</text:span></text:span><text:span text:style-name="Strong_20_Emphasis"><text:span text:style-name="T118"> </text:span></text:span><text:span text:style-name="Strong_20_Emphasis"><text:span text:style-name="T119">Alt</text:span></text:span><text:span text:style-name="Strong_20_Emphasis"><text:span text:style-name="T118"> </text:span></text:span><text:span text:style-name="Strong_20_Emphasis"><text:span text:style-name="T119">T</text:span></text:span><text:span text:style-name="Strong_20_Emphasis"><text:span text:style-name="T120">.</text:span></text:span></text:p>
          </table:table-cell>
        </table:table-row>
        <table:table-row table:style-name="TableLine94050258890992">
          <table:table-cell table:style-name="_31_._5f_Installatie_5f_voorbereiden.A1" office:value-type="string">
            <text:p text:style-name="P74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64"><text:span text:style-name="T447">Typ</text:span><text:span text:style-name="Strong_20_Emphasis"><text:span text:style-name="T123">, of </text:span></text:span><text:span text:style-name="Strong_20_Emphasis"><text:span text:style-name="T120">kopieer en plak, de</text:span></text:span><text:span text:style-name="Strong_20_Emphasis"><text:span text:style-name="T124">z</text:span></text:span><text:span text:style-name="Strong_20_Emphasis"><text:span text:style-name="T120">e </text:span></text:span><text:span text:style-name="Strong_20_Emphasis"><text:span text:style-name="T125">twee </text:span></text:span><text:span text:style-name="Strong_20_Emphasis"><text:span text:style-name="T120">opdrachten, ieder gevolgd door de </text:span></text:span><text:span text:style-name="Strong_20_Emphasis"><text:span text:style-name="T119">Enter</text:span></text:span><text:span text:style-name="Strong_20_Emphasis"><text:span text:style-name="T118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050258891280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9"><text:span text:style-name="T447">V</text:span><text:span text:style-name="Strong_20_Emphasis"><text:span text:style-name="T126">olg </text:span></text:span><text:span text:style-name="Strong_20_Emphasis"><text:span text:style-name="T127">de aanwijzingen op het scherm.</text:span></text:span></text:p>
          </table:table-cell>
        </table:table-row>
        <table:table-row table:style-name="TableLine94050258891568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050258891856">
          <table:table-cell table:style-name="_31_._5f_Installatie_5f_voorbereiden.A1" office:value-type="string">
            <text:p text:style-name="P59"><text:span text:style-name="Strong_20_Emphasis"><text:span text:style-name="T117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1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28">Bereid de installatie voor </text:span></text:span><text:span text:style-name="Strong_20_Emphasis"><text:span text:style-name="T118">via </text:span></text:span><text:span text:style-name="Strong_20_Emphasis"><text:span text:style-name="T128">een </text:span></text:span><text:span text:style-name="Strong_20_Emphasis"><text:span text:style-name="T129">druk </text:span></text:span><text:span text:style-name="Strong_20_Emphasis"><text:span text:style-name="T130">op de </text:span></text:span><text:span text:style-name="Strong_20_Emphasis"><text:span text:style-name="T131">Super</text:span></text:span><text:span text:style-name="Strong_20_Emphasis"><text:span text:style-name="T130">-toets</text:span></text:span><text:span text:style-name="Strong_20_Emphasis"><text:span text:style-name="T50"><text:note text:id="ftn4" text:note-class="footnote"><text:note-citation>4</text:note-citation><text:note-body><text:p text:style-name="P83"><text:span text:style-name="T285">D</text:span>e <text:span text:style-name="T428">Super</text:span>-toets <text:span text:style-name="T285">is </text:span>de Windows<text:span text:style-name="T432">-</text:span><text:span text:style-name="T427">toets</text:span>, <text:span text:style-name="T432">C</text:span>ommand-<text:span text:style-name="T427">toets</text:span>, of <text:span text:style-name="T432">V</text:span>ergrootglas-toets.</text:p></text:note-body></text:note></text:span></text:span><text:span text:style-name="Strong_20_Emphasis"><text:span text:style-name="T128">, </text:span></text:span><text:span text:style-name="Strong_20_Emphasis"><text:span text:style-name="T132">t</text:span></text:span><text:span text:style-name="Strong_20_Emphasis"><text:span text:style-name="T133">yp </text:span></text:span><text:span text:style-name="Strong_20_Emphasis"><text:span text:style-name="T207">men</text:span></text:span><text:span text:style-name="Strong_20_Emphasis"><text:span text:style-name="T208">u</text:span></text:span><text:span text:style-name="Strong_20_Emphasis"><text:span text:style-name="T134"> </text:span></text:span><text:span text:style-name="Strong_20_Emphasis"><text:span text:style-name="T135">e</text:span></text:span><text:span text:style-name="Strong_20_Emphasis"><text:span text:style-name="T118">n </text:span></text:span><text:span text:style-name="Strong_20_Emphasis"><text:span text:style-name="T136">k</text:span></text:span><text:span text:style-name="Strong_20_Emphasis"><text:span text:style-name="T118">lik op het pictogram van</text:span></text:span><text:span text:style-name="Strong_20_Emphasis"><text:span text:style-name="T168"> </text:span></text:span><text:span text:style-name="Strong_20_Emphasis"><text:span text:style-name="T246">Installatiem</text:span></text:span><text:span text:style-name="Strong_20_Emphasis"><text:span text:style-name="T247">enu</text:span></text:span><text:span text:style-name="Strong_20_Emphasis"><text:span text:style-name="T130">.</text:span></text:span></text:p>
          </table:table-cell>
        </table:table-row>
        <table:table-row table:style-name="TableLine94050258892144">
          <table:table-cell table:style-name="_31_._5f_Installatie_5f_voorbereiden.A1" office:value-type="string">
            <text:p text:style-name="P75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7">K</text:span></text:span><text:span text:style-name="Strong_20_Emphasis"><text:span text:style-name="T138">ie</text:span></text:span><text:span text:style-name="Strong_20_Emphasis"><text:span text:style-name="T139">s</text:span></text:span><text:span text:style-name="Strong_20_Emphasis"><text:span text:style-name="T127"> </text:span></text:span><text:span text:style-name="Strong_20_Emphasis"><text:span text:style-name="T248">1</text:span></text:span><text:span text:style-name="Strong_20_Emphasis"><text:span text:style-name="T249"> </text:span></text:span><text:span text:style-name="Strong_20_Emphasis"><text:span text:style-name="T250">In</text:span></text:span><text:span text:style-name="Strong_20_Emphasis"><text:span text:style-name="T224">stallatie voorbereiden</text:span></text:span><text:span text:style-name="Strong_20_Emphasis"><text:span text:style-name="T140"> </text:span></text:span><text:span text:style-name="Strong_20_Emphasis"><text:span text:style-name="T126">en volg </text:span></text:span><text:span text:style-name="Strong_20_Emphasis"><text:span text:style-name="T127">de aanwijzingen op het scherm.</text:span></text:span></text:p>
          </table:table-cell>
        </table:table-row>
      </table:table>
      <text:p text:style-name="P15"/>
      <text:list xml:id="list192312392906428" text:continue-numbering="true" text:style-name="L1">
        <text:list-item>
          <text:p text:style-name="P104"><text:bookmark-start text:name="__RefNumPara__4009_1271708128"/><text:span text:style-name="Strong_20_Emphasis"><text:span text:style-name="T436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50258862848">
          <table:table-cell table:style-name="_32_._5f_Installatie_5f_uitvoeren.A1" office:value-type="string">
            <text:p text:style-name="P59"><text:span text:style-name="Strong_20_Emphasis"><text:span text:style-name="T117"><text:s/></text:span></text:span><text:span text:style-name="Strong_20_Emphasis"><text:span text:style-name="T167"><draw:control text:anchor-type="as-char" draw:z-index="2" draw:name="Vorm9" draw:style-name="gr1" draw:text-style-name="P11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9">Start de computer op vanaf </text:span><text:span text:style-name="T361">een </text:span><text:span text:style-name="T361"><text:reference-ref text:reference-format="text" text:ref-name="Distributie">Ubuntu</text:reference-ref></text:span><text:span text:style-name="T361"><text:s/></text:span><text:span text:style-name="T9"><text:reference-ref text:reference-format="text" text:ref-name="Versie">22.04</text:reference-ref></text:span><text:span text:style-name="T274"><text:s/></text:span><text:span text:style-name="T274"><text:reference-ref text:reference-format="text" text:ref-name="Editie">desktop</text:reference-ref></text:span><text:span text:style-name="T274"><text:s/>Live</text:span><text:span text:style-name="T274"><text:note text:id="ftn5" text:note-class="footnote"><text:note-citation>1</text:note-citation><text:note-body><text:p text:style-name="P82"><text:span text:style-name="T422">Vanaf ee</text:span>n Live <text:span text:style-name="T426">USB-stick </text:span><text:span text:style-name="T470">(</text:span><text:span text:style-name="T426">of </text:span><text:span text:style-name="T471">cd/dvd</text:span><text:span text:style-name="T470">)</text:span><text:span text:style-name="T3"> </text:span>kunt <text:span text:style-name="T422">u opstarten en</text:span> met <text:reference-ref text:reference-format="text" text:ref-name="Distributie">Ubuntu</text:reference-ref><text:s/>werken zonder deze te installeren.</text:p></text:note-body></text:note></text:span><text:span text:style-name="T274"> </text:span><text:span text:style-name="T275">USB-stick</text:span><text:span text:style-name="T275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4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3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4">.</text:span></text:p>
            <text:p text:style-name="P52"><text:span text:style-name="T259">Opstartmenu/</text:span><text:span text:style-name="T260">boot menu</text:span><text:span text:style-name="T259"> </text:span><text:span text:style-name="T258">via </text:span><text:span text:style-name="Definition"><text:span text:style-name="T459">opstartmenu</text:span></text:span><text:span text:style-name="T258">, </text:span><text:span text:style-name="T259">instellingen/</text:span><text:span text:style-name="T260">setup</text:span><text:span text:style-name="T258"> via </text:span><text:span text:style-name="Definition"><text:span text:style-name="T448">instellingen</text:span></text:span><text:span text:style-name="T258">.</text:span></text:p>
          </table:table-cell>
        </table:table-row>
        <table:table-row table:style-name="TableLine94050258865712">
          <table:table-cell table:style-name="_32_._5f_Installatie_5f_uitvoeren.A1" office:value-type="string">
            <text:p text:style-name="P59"><text:span text:style-name="Strong_20_Emphasis"><text:span text:style-name="T117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9">Kies</text:span></text:span><text:span text:style-name="Strong_20_Emphasis"><text:span text:style-name="T53"> </text:span></text:span><text:span text:style-name="Strong_20_Emphasis"><text:span text:style-name="T170">als</text:span></text:span><text:span text:style-name="Strong_20_Emphasis"><text:span text:style-name="T54"> </text:span></text:span><text:span text:style-name="Strong_20_Emphasis"><text:span text:style-name="T55">mogelijk</text:span></text:span><text:span text:style-name="Strong_20_Emphasis"><text:span text:style-name="T53"> </text:span></text:span><text:span text:style-name="Strong_20_Emphasis"><text:span text:style-name="T56">met pijltjes-toetsen</text:span></text:span><text:span text:style-name="Strong_20_Emphasis"><text:span text:style-name="T57"> </text:span></text:span><text:span text:style-name="Strong_20_Emphasis"><text:span text:style-name="T218">Nederlands</text:span></text:span><text:span text:style-name="Strong_20_Emphasis"><text:span text:style-name="T58"> </text:span></text:span><text:span text:style-name="Strong_20_Emphasis"><text:span text:style-name="T56">en druk op </text:span></text:span><text:span text:style-name="Strong_20_Emphasis"><text:span text:style-name="T59">de </text:span></text:span><text:span text:style-name="Strong_20_Emphasis"><text:span text:style-name="T60">Enter</text:span></text:span><text:span text:style-name="Strong_20_Emphasis"><text:span text:style-name="T59">-toets.</text:span></text:span></text:p>
          </table:table-cell>
        </table:table-row>
        <table:table-row table:style-name="TableLine94050258868928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19"><text:span text:style-name="T354">Kies </text:span><text:span text:style-name="T337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54">.</text:span></text:p>
          </table:table-cell>
        </table:table-row>
        <table:table-row table:style-name="TableLine9405025893492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7"><draw:control text:anchor-type="as-char" draw:z-index="3" draw:name="Vorm12" draw:style-name="gr1" draw:text-style-name="P111" svg:width="0.35cm" svg:height="0.35cm" draw:control="control4"/></text:span></text:p>
          </table:table-cell>
          <table:table-cell table:style-name="_32_._5f_Installatie_5f_uitvoeren.A1" office:value-type="string">
            <text:p text:style-name="P102"><text:span text:style-name="Strong_20_Emphasis"><text:span text:style-name="T61">Op het </text:span></text:span><text:span text:style-name="Strong_20_Emphasis"><text:span text:style-name="T62">scherm </text:span></text:span><text:span text:style-name="Strong_20_Emphasis"><text:span text:style-name="T233">Wel</text:span></text:span><text:span text:style-name="Strong_20_Emphasis"><text:span text:style-name="T222">k</text:span></text:span><text:span text:style-name="Strong_20_Emphasis"><text:span text:style-name="T234">om</text:span></text:span><text:span text:style-name="Strong_20_Emphasis"><text:span text:style-name="T63"> </text:span></text:span><text:span text:style-name="Strong_20_Emphasis"><text:span text:style-name="T61">kies </text:span></text:span><text:span text:style-name="Strong_20_Emphasis"><text:span text:style-name="T225">Nederlands</text:span></text:span><text:span text:style-name="Strong_20_Emphasis"><text:span text:style-name="T52"> en klik op</text:span></text:span><text:span text:style-name="Strong_20_Emphasis"><text:span text:style-name="T64"> </text:span></text:span><text:span text:style-name="Strong_20_Emphasis"><text:span text:style-name="T226">Verder</text:span></text:span><text:span text:style-name="Strong_20_Emphasis"><text:span text:style-name="T52">/</text:span></text:span><text:span text:style-name="Strong_20_Emphasis"><text:span text:style-name="T223">Ubuntu installeren</text:span></text:span><text:span text:style-name="Strong_20_Emphasis"><text:span text:style-name="T52">.</text:span></text:span></text:p>
          </table:table-cell>
        </table:table-row>
        <table:table-row table:style-name="TableLine94050259079312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0">O</text:span></text:span><text:span text:style-name="Strong_20_Emphasis"><text:span text:style-name="T181">p </text:span></text:span><text:span text:style-name="Strong_20_Emphasis"><text:span text:style-name="T182">het </text:span></text:span><text:span text:style-name="Strong_20_Emphasis"><text:span text:style-name="T183">scherm </text:span></text:span><text:span text:style-name="Strong_20_Emphasis"><text:span text:style-name="T235">Toetsenbord</text:span></text:span><text:span text:style-name="Strong_20_Emphasis"><text:span text:style-name="T236">indeling</text:span></text:span><text:span text:style-name="Strong_20_Emphasis"><text:span text:style-name="T183"> </text:span></text:span><text:span text:style-name="Strong_20_Emphasis"><text:span text:style-name="T184">controleer </text:span></text:span><text:span text:style-name="Strong_20_Emphasis"><text:span text:style-name="T185">de </text:span></text:span><text:span text:style-name="Strong_20_Emphasis"><text:span text:style-name="T186">te gebruiken </text:span></text:span><text:span text:style-name="Strong_20_Emphasis"><text:span text:style-name="T184">toetsenbordindeling </text:span></text:span><text:span text:style-name="Strong_20_Emphasis"><text:span text:style-name="T187">en </text:span></text:span><text:span text:style-name="Strong_20_Emphasis"><text:span text:style-name="T180">klik </text:span></text:span><text:span text:style-name="Strong_20_Emphasis"><text:span text:style-name="T183">op </text:span></text:span><text:span text:style-name="Strong_20_Emphasis"><text:span text:style-name="T230">Verder</text:span></text:span><text:span text:style-name="Strong_20_Emphasis"><text:span text:style-name="T183">.</text:span></text:span></text:p>
          </table:table-cell>
        </table:table-row>
        <table:table-row table:style-name="TableLine94050259079824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5">Als </text:span></text:span><text:span text:style-name="Strong_20_Emphasis"><text:span text:style-name="T66">het </text:span></text:span><text:span text:style-name="Strong_20_Emphasis"><text:span text:style-name="T67">het scherm </text:span></text:span><text:span text:style-name="Strong_20_Emphasis"><text:span text:style-name="T237">Draadloos</text:span></text:span><text:span text:style-name="Strong_20_Emphasis"><text:span text:style-name="T67"> </text:span></text:span><text:span text:style-name="Strong_20_Emphasis"><text:span text:style-name="T66">verschijnt, </text:span></text:span><text:span text:style-name="Strong_20_Emphasis"><text:span text:style-name="T68">kies</text:span></text:span><text:span text:style-name="Strong_20_Emphasis"><text:span text:style-name="T67"> </text:span></text:span><text:span text:style-name="Strong_20_Emphasis"><text:span text:style-name="T68">een draadloos netwerk, maak </text:span></text:span><text:span text:style-name="Strong_20_Emphasis"><text:span text:style-name="T52">verbinding, </text:span></text:span><text:span text:style-name="Strong_20_Emphasis"><text:span text:style-name="T69">en klik</text:span></text:span><text:span text:style-name="Strong_20_Emphasis"><text:span text:style-name="T52"> </text:span></text:span><text:span text:style-name="Strong_20_Emphasis"><text:span text:style-name="T70">op </text:span></text:span><text:span text:style-name="Strong_20_Emphasis"><text:span text:style-name="T226">Verder</text:span></text:span><text:span text:style-name="Strong_20_Emphasis"><text:span text:style-name="T52">.</text:span></text:span></text:p>
          </table:table-cell>
        </table:table-row>
        <table:table-row table:style-name="TableLine94050259080448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1">O</text:span></text:span><text:span text:style-name="Strong_20_Emphasis"><text:span text:style-name="T72">p het scherm </text:span></text:span><text:span text:style-name="Strong_20_Emphasis"><text:span text:style-name="T238">Bijgewerkte pakketten en andere programmatuur</text:span></text:span><text:span text:style-name="Strong_20_Emphasis"><text:span text:style-name="T239"> </text:span></text:span><text:span text:style-name="T52">klik op </text:span><text:span text:style-name="Strong_20_Emphasis"><text:span text:style-name="T225">Verder</text:span></text:span><text:span text:style-name="Strong_20_Emphasis"><text:span text:style-name="T52">.</text:span></text:span></text:p>
          </table:table-cell>
        </table:table-row>
        <table:table-row table:style-name="TableLine9405025907588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050259076512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7"><draw:control text:anchor-type="as-char" draw:z-index="4" draw:name="Vorm16" draw:style-name="gr1" draw:text-style-name="P111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1">O</text:span></text:span><text:span text:style-name="Strong_20_Emphasis"><text:span text:style-name="T73">p het scherm </text:span></text:span><text:span text:style-name="Strong_20_Emphasis"><text:span text:style-name="T240">Installatietype</text:span></text:span><text:span text:style-name="Strong_20_Emphasis"><text:span text:style-name="T188"> </text:span></text:span><text:span text:style-name="Strong_20_Emphasis"><text:span text:style-name="T189">selecteer</text:span></text:span><text:span text:style-name="Strong_20_Emphasis"><text:span text:style-name="T190"> </text:span></text:span><text:span text:style-name="Strong_20_Emphasis"><text:span text:style-name="T365">het gewenste </text:span></text:span><text:span text:style-name="Strong_20_Emphasis"><text:span text:style-name="T382">Installatie type</text:span></text:span><text:span text:style-name="Strong_20_Emphasis"><text:span text:style-name="T365">.</text:span></text:span></text:p>
          </table:table-cell>
        </table:table-row>
        <table:table-row table:style-name="TableLine9405025907713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7"><text:span text:style-name="Strong_20_Emphasis"><text:span text:style-name="T366">K</text:span></text:span><text:span text:style-name="Strong_20_Emphasis"><text:span text:style-name="T74">lik </text:span></text:span><text:span text:style-name="Strong_20_Emphasis"><text:span text:style-name="T75">op</text:span></text:span><text:span text:style-name="Strong_20_Emphasis"><text:span text:style-name="T74"> </text:span></text:span><text:span text:style-name="Strong_20_Emphasis"><text:span text:style-name="T231">I</text:span></text:span><text:span text:style-name="Strong_20_Emphasis"><text:span text:style-name="T232">nstalle</text:span></text:span><text:span text:style-name="Strong_20_Emphasis"><text:span text:style-name="T231">e</text:span></text:span><text:span text:style-name="Strong_20_Emphasis"><text:span text:style-name="T232">r </text:span></text:span><text:span text:style-name="Strong_20_Emphasis"><text:span text:style-name="T231">nu</text:span></text:span><text:span text:style-name="Strong_20_Emphasis"><text:span text:style-name="T74">, </text:span></text:span><text:span text:style-name="Strong_20_Emphasis"><text:span text:style-name="T94">of klik op </text:span></text:span><text:span text:style-name="Strong_20_Emphasis"><text:span text:style-name="T219">Verder</text:span></text:span><text:span text:style-name="Strong_20_Emphasis"><text:span text:style-name="T94"> en </text:span></text:span><text:span text:style-name="Strong_20_Emphasis"><text:span text:style-name="T174">c</text:span></text:span><text:span text:style-name="Strong_20_Emphasis"><text:span text:style-name="T76">ontroleer de </text:span></text:span><text:span text:style-name="Strong_20_Emphasis"><text:span text:style-name="T77">voorgestelde </text:span></text:span><text:span text:style-name="Strong_20_Emphasis"><text:span text:style-name="T76">schijfindelin</text:span></text:span><text:span text:style-name="Strong_20_Emphasis"><text:span text:style-name="T78">g,</text:span></text:span><text:span text:style-name="Strong_20_Emphasis"><text:span text:style-name="T76"> </text:span></text:span><text:span text:style-name="Strong_20_Emphasis"><text:span text:style-name="T79">kies de gewenste schijf, </text:span></text:span><text:span text:style-name="Strong_20_Emphasis"><text:span text:style-name="T78">en </text:span></text:span><text:span text:style-name="Strong_20_Emphasis"><text:span text:style-name="T201">k</text:span></text:span><text:span text:style-name="Strong_20_Emphasis"><text:span text:style-name="T202">lik op </text:span></text:span><text:span text:style-name="Strong_20_Emphasis"><text:span text:style-name="T231">I</text:span></text:span><text:span text:style-name="Strong_20_Emphasis"><text:span text:style-name="T232">nstalle</text:span></text:span><text:span text:style-name="Strong_20_Emphasis"><text:span text:style-name="T231">e</text:span></text:span><text:span text:style-name="Strong_20_Emphasis"><text:span text:style-name="T232">r </text:span></text:span><text:span text:style-name="Strong_20_Emphasis"><text:span text:style-name="T231">nu</text:span></text:span><text:span text:style-name="Strong_20_Emphasis"><text:span text:style-name="T202">.</text:span></text:span></text:p>
          </table:table-cell>
        </table:table-row>
        <table:table-row table:style-name="TableLine94050259077760">
          <table:table-cell table:style-name="_32_._5f_Installatie_5f_uitvoeren.A1" office:value-type="string">
            <text:p text:style-name="P77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1">O</text:span></text:span><text:span text:style-name="Strong_20_Emphasis"><text:span text:style-name="T73">p het scherm </text:span></text:span><text:span text:style-name="Strong_20_Emphasis"><text:span text:style-name="T240">Wilt u deze aanpassingen wegschrijven naar de schijven? </text:span></text:span><text:span text:style-name="Strong_20_Emphasis"><text:span text:style-name="T80">controleer de </text:span></text:span><text:span text:style-name="Strong_20_Emphasis"><text:span text:style-name="T81">partities</text:span></text:span><text:span text:style-name="Strong_20_Emphasis"><text:span text:style-name="T80"> </text:span></text:span><text:span text:style-name="Strong_20_Emphasis"><text:span text:style-name="T82">die </text:span></text:span><text:span text:style-name="Strong_20_Emphasis"><text:span text:style-name="T83">geformatteerd</text:span></text:span><text:span text:style-name="Strong_20_Emphasis"><text:span text:style-name="T82"> worden </text:span></text:span><text:span text:style-name="Strong_20_Emphasis"><text:span text:style-name="T80">en </text:span></text:span><text:span text:style-name="Strong_20_Emphasis"><text:span text:style-name="T71">klik </text:span></text:span><text:span text:style-name="Strong_20_Emphasis"><text:span text:style-name="T74">op </text:span></text:span><text:span text:style-name="Strong_20_Emphasis"><text:span text:style-name="T227">Verder</text:span></text:span><text:span text:style-name="Strong_20_Emphasis"><text:span text:style-name="T74">.</text:span></text:span></text:p>
          </table:table-cell>
        </table:table-row>
        <table:table-row table:style-name="TableLine9405025908126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050259081888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7"><draw:control text:anchor-type="as-char" draw:z-index="5" draw:name="Vorm19" draw:style-name="gr1" draw:text-style-name="P111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7">O</text:span></text:span><text:span text:style-name="Strong_20_Emphasis"><text:span text:style-name="T368">p </text:span></text:span><text:span text:style-name="Strong_20_Emphasis"><text:span text:style-name="T369">het </text:span></text:span><text:span text:style-name="Strong_20_Emphasis"><text:span text:style-name="T370">scherm </text:span></text:span><text:span text:style-name="Strong_20_Emphasis"><text:span text:style-name="T383">Waar bevindt u zich?</text:span></text:span><text:span text:style-name="Strong_20_Emphasis"><text:span text:style-name="T370"> </text:span></text:span><text:span text:style-name="Strong_20_Emphasis"><text:span text:style-name="T371">controleer </text:span></text:span><text:span text:style-name="Strong_20_Emphasis"><text:span text:style-name="T372">de </text:span></text:span><text:span text:style-name="Strong_20_Emphasis"><text:span text:style-name="T371">locatie en </text:span></text:span><text:span text:style-name="Strong_20_Emphasis"><text:span text:style-name="T367">klik </text:span></text:span><text:span text:style-name="Strong_20_Emphasis"><text:span text:style-name="T370">op </text:span></text:span><text:span text:style-name="Strong_20_Emphasis"><text:span text:style-name="T383">Verder</text:span></text:span><text:span text:style-name="Strong_20_Emphasis"><text:span text:style-name="T370">.</text:span></text:span></text:p>
          </table:table-cell>
        </table:table-row>
        <table:table-row table:style-name="TableLine94050259082512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7"><text:span text:style-name="T384">Op </text:span><text:span text:style-name="T385">het </text:span><text:span text:style-name="T383">scherm </text:span><text:span text:style-name="Strong_20_Emphasis"><text:span text:style-name="T383">Wie bent u?</text:span></text:span><text:span text:style-name="T383"> </text:span><text:span text:style-name="T384">vul </text:span><text:span text:style-name="T386">in </text:span><text:span text:style-name="Strong_20_Emphasis"><text:span text:style-name="T387">Uw n</text:span></text:span><text:span text:style-name="Strong_20_Emphasis"><text:span text:style-name="T388">aam</text:span></text:span><text:span text:style-name="Strong_20_Emphasis"><text:span text:style-name="T373"> </text:span></text:span><text:span text:style-name="Definition"><text:span text:style-name="T449">gebruiker</text:span></text:span><text:span text:style-name="Strong_20_Emphasis"><text:span text:style-name="T374">, <text:line-break/></text:span></text:span><text:span text:style-name="Strong_20_Emphasis"><text:span text:style-name="T388">Naam </text:span></text:span><text:span text:style-name="Strong_20_Emphasis"><text:span text:style-name="T387">van uw </text:span></text:span><text:span text:style-name="Strong_20_Emphasis"><text:span text:style-name="T389">computer</text:span></text:span><text:span text:style-name="Definition"><text:span text:style-name="T445"> </text:span></text:span><text:span text:style-name="Definition"><text:span text:style-name="T449">computernaam</text:span></text:span><text:span text:style-name="Strong_20_Emphasis"><text:span text:style-name="T373">,<text:line-break/></text:span></text:span><text:span text:style-name="Strong_20_Emphasis"><text:span text:style-name="T387">Kies een g</text:span></text:span><text:span text:style-name="Strong_20_Emphasis"><text:span text:style-name="T389">ebruikersnaam</text:span></text:span><text:span text:style-name="Strong_20_Emphasis"><text:span text:style-name="T373"> </text:span></text:span><text:span text:style-name="Definition"><text:span text:style-name="T449">gebruikersnaam</text:span></text:span><text:span text:style-name="Strong_20_Emphasis"><text:span text:style-name="T373">,<text:line-break/></text:span></text:span><text:span text:style-name="Strong_20_Emphasis"><text:span text:style-name="T375">g</text:span></text:span><text:span text:style-name="Strong_20_Emphasis"><text:span text:style-name="T364">eef tweemaal een </text:span></text:span><text:span text:style-name="Strong_20_Emphasis"><text:span text:style-name="T381">wachtwoord</text:span></text:span><text:span text:style-name="Strong_20_Emphasis"><text:span text:style-name="T364">,</text:span></text:span><text:span text:style-name="Strong_20_Emphasis"><text:span text:style-name="T378"> </text:span></text:span><text:span text:style-name="Strong_20_Emphasis"><text:span text:style-name="T379">en</text:span></text:span><text:span text:style-name="Strong_20_Emphasis"><text:span text:style-name="T378"> </text:span></text:span><text:span text:style-name="Strong_20_Emphasis"><text:span text:style-name="T380">k</text:span></text:span><text:span text:style-name="Strong_20_Emphasis"><text:span text:style-name="T364">lik op </text:span></text:span><text:span text:style-name="Strong_20_Emphasis"><text:span text:style-name="T381">Verder</text:span></text:span><text:span text:style-name="Strong_20_Emphasis"><text:span text:style-name="T364">.</text:span></text:span></text:p>
          </table:table-cell>
        </table:table-row>
        <table:table-row table:style-name="TableLine9405025908313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050258939600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7"><draw:control text:anchor-type="as-char" draw:z-index="6" draw:name="Vorm21" draw:style-name="gr1" draw:text-style-name="P111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6">O</text:span></text:span><text:span text:style-name="Strong_20_Emphasis"><text:span text:style-name="T377">p het scherm </text:span></text:span><text:span text:style-name="Strong_20_Emphasis"><text:span text:style-name="T390">Installatie voltooid</text:span></text:span><text:span text:style-name="Strong_20_Emphasis"><text:span text:style-name="T377"> </text:span></text:span><text:span text:style-name="Strong_20_Emphasis"><text:span text:style-name="T376">klik </text:span></text:span><text:span text:style-name="Strong_20_Emphasis"><text:span text:style-name="T364">op </text:span></text:span><text:span text:style-name="Strong_20_Emphasis"><text:span text:style-name="T381">Nu herstarten</text:span></text:span><text:span text:style-name="Strong_20_Emphasis"><text:span text:style-name="T364">.</text:span></text:span></text:p>
          </table:table-cell>
        </table:table-row>
        <table:table-row table:style-name="TableLine9405025894022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050258940848">
          <table:table-cell table:style-name="_32_._5f_Installatie_5f_uitvoeren.A1" office:value-type="string">
            <text:p text:style-name="P59"><text:span text:style-name="Strong_20_Emphasis"><text:span text:style-name="T117"><text:s/></text:span></text:span><text:span text:style-name="Strong_20_Emphasis"><text:span text:style-name="T167"><draw:control text:anchor-type="as-char" draw:z-index="7" draw:name="Vorm22" draw:style-name="gr1" draw:text-style-name="P11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1">Verwijder </text:span></text:span><text:span text:style-name="Strong_20_Emphasis"><text:span text:style-name="T192">het </text:span></text:span><text:span text:style-name="Strong_20_Emphasis"><text:span text:style-name="T191">installatiemedium </text:span></text:span><text:span text:style-name="Strong_20_Emphasis"><text:span text:style-name="T193">en</text:span></text:span><text:span text:style-name="Strong_20_Emphasis"><text:span text:style-name="T191"> </text:span></text:span><text:span text:style-name="Strong_20_Emphasis"><text:span text:style-name="T194">druk </text:span></text:span><text:span text:style-name="Strong_20_Emphasis"><text:span text:style-name="T195">op</text:span></text:span><text:span text:style-name="Strong_20_Emphasis"><text:span text:style-name="T194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6">.</text:span></text:span></text:p>
          </table:table-cell>
        </table:table-row>
      </table:table>
      <text:p text:style-name="P51"><text:span text:style-name="Strong_20_Emphasis"><text:span text:style-name="T194"/></text:span></text:p>
      <text:list xml:id="list192312631840820" text:continue-numbering="true" text:style-name="L1">
        <text:list-item>
          <text:p text:style-name="P101"><text:span text:style-name="Strong_20_Emphasis"><text:span text:style-name="T241">Installatie </text:span></text:span><text:span text:style-name="Strong_20_Emphasis"><text:span text:style-name="T242">afronden</text:span></text:span></text:p>
        </text:list-item>
      </text:list>
      <text:p text:style-name="P55"><text:span text:style-name="Strong_20_Emphasis"><text:span text:style-name="T8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50258951808">
          <table:table-cell table:style-name="_33_._5f_Installatie_5f_afronden.A1" office:value-type="string">
            <text:p text:style-name="P60"><text:span text:style-name="Strong_20_Emphasis"><text:span text:style-name="T117"><text:s/></text:span></text:span><text:span text:style-name="Strong_20_Emphasis"><text:span text:style-name="T167"><draw:control text:anchor-type="as-char" draw:z-index="8" draw:name="Vorm24" draw:style-name="gr1" draw:text-style-name="P111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4">Aanmelden als </text:span></text:span><text:span text:style-name="Definition"><text:span text:style-name="T441">gebruiker</text:span></text:span><text:span text:style-name="Strong_20_Emphasis"><text:span text:style-name="T84">.</text:span></text:span></text:p>
          </table:table-cell>
        </table:table-row>
        <table:table-row table:style-name="TableLine9405025928196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8"><text:span text:style-name="Strong_20_Emphasis"><text:span text:style-name="T197"/></text:span></text:p>
          </table:table-cell>
        </table:table-row>
        <table:table-row table:style-name="TableLine94050259284944">
          <table:table-cell table:style-name="_33_._5f_Installatie_5f_afronden.A1" office:value-type="string">
            <text:p text:style-name="P60"><text:span text:style-name="Strong_20_Emphasis"><text:span text:style-name="T117"><text:s/></text:span></text:span><text:span text:style-name="Strong_20_Emphasis"><text:span text:style-name="T167"><draw:control text:anchor-type="as-char" draw:z-index="9" draw:name="Vorm25" draw:style-name="gr1" draw:text-style-name="P111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1">O</text:span></text:span><text:span text:style-name="Strong_20_Emphasis"><text:span text:style-name="T73">p </text:span></text:span><text:span text:style-name="Strong_20_Emphasis"><text:span text:style-name="T85">de schermen volg de aanwijzingen en klik op </text:span></text:span><text:span text:style-name="Strong_20_Emphasis"><text:span text:style-name="T220">Overslaan</text:span></text:span><text:span text:style-name="Strong_20_Emphasis"><text:span text:style-name="T97"> en </text:span></text:span><text:span text:style-name="Strong_20_Emphasis"><text:span text:style-name="T243">Volgende</text:span></text:span><text:span text:style-name="Strong_20_Emphasis"><text:span text:style-name="T197">.</text:span></text:span></text:p>
          </table:table-cell>
        </table:table-row>
        <table:table-row table:style-name="TableLine94050259282912">
          <table:table-cell table:style-name="_33_._5f_Installatie_5f_afronden.A1" office:value-type="string">
            <text:p text:style-name="P60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1">O</text:span></text:span><text:span text:style-name="Strong_20_Emphasis"><text:span text:style-name="T73">p het </text:span></text:span><text:span text:style-name="Strong_20_Emphasis"><text:span text:style-name="T85">laatste </text:span></text:span><text:span text:style-name="Strong_20_Emphasis"><text:span text:style-name="T73">scherm </text:span></text:span><text:span text:style-name="Strong_20_Emphasis"><text:span text:style-name="T244">Klaar om te beginnen </text:span></text:span><text:span text:style-name="Strong_20_Emphasis"><text:span text:style-name="T197">klik op </text:span></text:span><text:span text:style-name="Strong_20_Emphasis"><text:span text:style-name="T243">Vol</text:span></text:span><text:span text:style-name="Strong_20_Emphasis"><text:span text:style-name="T245">tooid</text:span></text:span><text:span text:style-name="Strong_20_Emphasis"><text:span text:style-name="T197">.</text:span></text:span></text:p>
          </table:table-cell>
        </table:table-row>
        <table:table-row table:style-name="TableLine9405025928068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050259146928">
          <table:table-cell table:style-name="_33_._5f_Installatie_5f_afronden.A1" office:value-type="string">
            <text:p text:style-name="P60"><text:span text:style-name="Strong_20_Emphasis"><text:span text:style-name="T117"><text:s/></text:span></text:span><text:span text:style-name="Strong_20_Emphasis"><text:span text:style-name="T167"><draw:control text:anchor-type="as-char" draw:z-index="10" draw:name="Vorm27" draw:style-name="gr1" draw:text-style-name="P111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6">Voeg </text:span></text:span><text:span text:style-name="Strong_20_Emphasis"><text:span text:style-name="T87">eventuele </text:span></text:span><text:span text:style-name="Strong_20_Emphasis"><text:span text:style-name="T88">extra </text:span></text:span><text:span text:style-name="Strong_20_Emphasis"><text:span text:style-name="T221">Standaard</text:span></text:span><text:span text:style-name="Strong_20_Emphasis"><text:span text:style-name="T98"> of </text:span></text:span><text:span text:style-name="Strong_20_Emphasis"><text:span text:style-name="T221">Beheerder</text:span></text:span><text:span text:style-name="Strong_20_Emphasis"><text:span text:style-name="T88"> </text:span></text:span><text:span text:style-name="Definition"><text:span text:style-name="T5">gebruiker</text:span></text:span><text:span text:style-name="Strong_20_Emphasis"><text:span text:style-name="T198">s</text:span></text:span><text:span text:style-name="Strong_20_Emphasis"><text:span text:style-name="T200"> </text:span></text:span><text:span text:style-name="Strong_20_Emphasis"><text:span text:style-name="T199">toe </text:span></text:span><text:span text:style-name="Strong_20_Emphasis"><text:span text:style-name="T118">via </text:span></text:span><text:span text:style-name="Strong_20_Emphasis"><text:span text:style-name="T128">een </text:span></text:span><text:span text:style-name="Strong_20_Emphasis"><text:span text:style-name="T134">druk op de </text:span></text:span><text:span text:style-name="Strong_20_Emphasis"><text:span text:style-name="T131">Super</text:span></text:span><text:span text:style-name="Strong_20_Emphasis"><text:span text:style-name="T134">-toets</text:span></text:span><text:span text:style-name="Strong_20_Emphasis"><text:span text:style-name="T134"><text:note text:id="ftn7" text:note-class="footnote"><text:note-citation>1</text:note-citation><text:note-body><text:p text:style-name="P49"><text:span text:style-name="T299">De </text:span><text:span text:style-name="T300">Super</text:span><text:span text:style-name="T299">-toets is de Windows</text:span><text:span text:style-name="T301">-</text:span><text:span text:style-name="T302">toets</text:span><text:span text:style-name="T299">, </text:span><text:span text:style-name="T301">C</text:span><text:span text:style-name="T299">ommand-</text:span><text:span text:style-name="T302">toets</text:span><text:span text:style-name="T299">, of </text:span><text:span text:style-name="T301">V</text:span><text:span text:style-name="T299">ergrootglas-toets.</text:span></text:p></text:note-body></text:note></text:span></text:span><text:span text:style-name="Strong_20_Emphasis"><text:span text:style-name="T128">, </text:span></text:span><text:span text:style-name="Strong_20_Emphasis"><text:span text:style-name="T141">t</text:span></text:span><text:span text:style-name="Strong_20_Emphasis"><text:span text:style-name="T133">yp </text:span></text:span><text:span text:style-name="Strong_20_Emphasis"><text:span text:style-name="T209">geb</text:span></text:span><text:span text:style-name="Strong_20_Emphasis"><text:span text:style-name="T210">r</text:span></text:span><text:span text:style-name="Strong_20_Emphasis"><text:span text:style-name="T134"> </text:span></text:span><text:span text:style-name="Strong_20_Emphasis"><text:span text:style-name="T142">e</text:span></text:span><text:span text:style-name="Strong_20_Emphasis"><text:span text:style-name="T118">n </text:span></text:span><text:span text:style-name="Strong_20_Emphasis"><text:span text:style-name="T136">k</text:span></text:span><text:span text:style-name="Strong_20_Emphasis"><text:span text:style-name="T118">lik </text:span></text:span><text:span text:style-name="Strong_20_Emphasis"><text:span text:style-name="T143">bij </text:span></text:span><text:span text:style-name="Strong_20_Emphasis"><text:span text:style-name="T228">Instellingen </text:span></text:span><text:span text:style-name="Strong_20_Emphasis"><text:span text:style-name="T144">rechts o</text:span></text:span><text:span text:style-name="Strong_20_Emphasis"><text:span text:style-name="T118">p </text:span></text:span><text:span text:style-name="Strong_20_Emphasis"><text:span text:style-name="T229">Gebruikers</text:span></text:span><text:span text:style-name="Strong_20_Emphasis"><text:span text:style-name="T145">.</text:span></text:span></text:p>
          </table:table-cell>
        </table:table-row>
        <table:table-row table:style-name="TableLine9405025926868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173">Klik links</text:span></text:span><text:span text:style-name="Strong_20_Emphasis"><text:span text:style-name="T203"> </text:span></text:span><text:span text:style-name="Strong_20_Emphasis"><text:span text:style-name="T146">op </text:span></text:span><text:span text:style-name="Strong_20_Emphasis"><text:span text:style-name="T211">Ontgrendelen</text:span></text:span><text:span text:style-name="Strong_20_Emphasis"><text:span text:style-name="T146"> </text:span></text:span><text:span text:style-name="Strong_20_Emphasis"><text:span text:style-name="T147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47">.</text:span></text:span></text:p>
          </table:table-cell>
        </table:table-row>
        <table:table-row table:style-name="TableLine940502591858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203">Sluit </text:span></text:span><text:span text:style-name="Strong_20_Emphasis"><text:span text:style-name="T251">Gebruiker toevoegen</text:span></text:span><text:span text:style-name="Strong_20_Emphasis"><text:span text:style-name="T147">.</text:span></text:span></text:p>
          </table:table-cell>
        </table:table-row>
        <table:table-row table:style-name="TableLine9405025934624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050259283344">
          <table:table-cell table:style-name="_33_._5f_Installatie_5f_afronden.A1" office:value-type="string">
            <text:p text:style-name="P42"><text:span text:style-name="Strong_20_Emphasis"><text:span text:style-name="T105"><text:s/></text:span></text:span><text:span text:style-name="Strong_20_Emphasis"><text:span text:style-name="T166"><draw:control text:anchor-type="as-char" draw:z-index="24" draw:name="Vorm 2" draw:style-name="gr1" draw:text-style-name="P111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6">Controleer </text:span></text:span><text:span text:style-name="Strong_20_Emphasis"><text:span text:style-name="T177">of er </text:span></text:span><text:span text:style-name="Strong_20_Emphasis"><text:span text:style-name="T178">extra stuurprogramma's zijn</text:span></text:span><text:span text:style-name="Strong_20_Emphasis"><text:span text:style-name="T177"> </text:span></text:span><text:span text:style-name="Strong_20_Emphasis"><text:span text:style-name="T179">via </text:span></text:span><text:span text:style-name="Strong_20_Emphasis"><text:span text:style-name="T106">een </text:span></text:span><text:span text:style-name="Strong_20_Emphasis"><text:span text:style-name="T107">druk</text:span></text:span><text:span text:style-name="Strong_20_Emphasis"><text:span text:style-name="T106"> op</text:span></text:span><text:span text:style-name="Strong_20_Emphasis"><text:span text:style-name="T108"> de </text:span></text:span><text:span text:style-name="Strong_20_Emphasis"><text:span text:style-name="T109">Super</text:span></text:span><text:span text:style-name="Strong_20_Emphasis"><text:span text:style-name="T108">-toets</text:span></text:span><text:span text:style-name="Strong_20_Emphasis"><text:span text:style-name="T51"><text:note-ref text:note-class="footnote" text:reference-format="text" text:ref-name="ftn7">1</text:note-ref>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111">yp </text:span></text:span><text:span text:style-name="Strong_20_Emphasis"><text:span text:style-name="T215">stuu</text:span></text:span><text:span text:style-name="Strong_20_Emphasis"><text:span text:style-name="T112"> </text:span></text:span><text:span text:style-name="Strong_20_Emphasis"><text:span text:style-name="T113">e</text:span></text:span><text:span text:style-name="Strong_20_Emphasis"><text:span text:style-name="T114">n </text:span></text:span><text:span text:style-name="Strong_20_Emphasis"><text:span text:style-name="T115">k</text:span></text:span><text:span text:style-name="Strong_20_Emphasis"><text:span text:style-name="T114">lik op het pictogram van</text:span></text:span><text:span text:style-name="Strong_20_Emphasis"><text:span text:style-name="T116"> </text:span></text:span><text:span text:style-name="Strong_20_Emphasis"><text:span text:style-name="T216">Ex</text:span></text:span><text:span text:style-name="Strong_20_Emphasis"><text:span text:style-name="T217">tra stuurprogramma's</text:span></text:span><text:span text:style-name="Strong_20_Emphasis"><text:span text:style-name="T106">.</text:span></text:span></text:p>
          </table:table-cell>
        </table:table-row>
        <table:table-row table:style-name="TableLine9405025934019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05025934576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050259343072">
          <table:table-cell table:style-name="_33_._5f_Installatie_5f_afronden.A1" office:value-type="string">
            <text:p text:style-name="P60"><text:span text:style-name="Strong_20_Emphasis"><text:span text:style-name="T117"><text:s/></text:span></text:span><text:span text:style-name="Strong_20_Emphasis"><text:span text:style-name="T167"><draw:control text:anchor-type="as-char" draw:z-index="11" draw:name="Vorm29" draw:style-name="gr1" draw:text-style-name="P111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9">Controleer </text:span></text:span><text:span text:style-name="Strong_20_Emphasis"><text:span text:style-name="T90">of er updates zijn </text:span></text:span><text:span text:style-name="Strong_20_Emphasis"><text:span text:style-name="T91">via </text:span></text:span><text:span text:style-name="Strong_20_Emphasis"><text:span text:style-name="T128">een </text:span></text:span><text:span text:style-name="Strong_20_Emphasis"><text:span text:style-name="T148">druk</text:span></text:span><text:span text:style-name="Strong_20_Emphasis"><text:span text:style-name="T128"> op</text:span></text:span><text:span text:style-name="Strong_20_Emphasis"><text:span text:style-name="T149"> de </text:span></text:span><text:span text:style-name="Strong_20_Emphasis"><text:span text:style-name="T131">Super</text:span></text:span><text:span text:style-name="Strong_20_Emphasis"><text:span text:style-name="T149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8">, </text:span></text:span><text:span text:style-name="Strong_20_Emphasis"><text:span text:style-name="T141">t</text:span></text:span><text:span text:style-name="Strong_20_Emphasis"><text:span text:style-name="T133">yp </text:span></text:span><text:span text:style-name="Strong_20_Emphasis"><text:span text:style-name="T212">upd</text:span></text:span><text:span text:style-name="Strong_20_Emphasis"><text:span text:style-name="T134"> </text:span></text:span><text:span text:style-name="Strong_20_Emphasis"><text:span text:style-name="T142">e</text:span></text:span><text:span text:style-name="Strong_20_Emphasis"><text:span text:style-name="T118">n </text:span></text:span><text:span text:style-name="Strong_20_Emphasis"><text:span text:style-name="T136">k</text:span></text:span><text:span text:style-name="Strong_20_Emphasis"><text:span text:style-name="T118">lik op het pictogram van </text:span></text:span><text:span text:style-name="Strong_20_Emphasis"><text:span text:style-name="T253">Updatebeheer</text:span></text:span><text:span text:style-name="Strong_20_Emphasis"><text:span text:style-name="T149">.</text:span></text:span></text:p>
          </table:table-cell>
        </table:table-row>
        <table:table-row table:style-name="TableLine94050259283824">
          <table:table-cell table:style-name="_33_._5f_Installatie_5f_afronden.A1" office:value-type="string">
            <text:p text:style-name="P60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58"><text:span text:style-name="T355">Als</text:span><text:span text:style-name="T356"> </text:span><text:span text:style-name="T357">er </text:span><text:span text:style-name="T356">updates beschikbaar zijn, k</text:span><text:span text:style-name="T358">lik op </text:span><text:span text:style-name="Strong_20_Emphasis"><text:span text:style-name="T358">Nu installeren</text:span></text:span><text:span text:style-name="T358">.</text:span></text:p>
          </table:table-cell>
        </table:table-row>
        <table:table-row table:style-name="TableLine94050259147616">
          <table:table-cell table:style-name="_33_._5f_Installatie_5f_afronden.A1" office:value-type="string">
            <text:p text:style-name="P60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8"><text:span text:style-name="T359">A</text:span><text:span text:style-name="T447">ls </text:span><text:span text:style-name="Strong_20_Emphasis"><text:span text:style-name="T360">Updatebeheer </text:span></text:span><text:span text:style-name="T447">hierom vraagt, </text:span><text:span text:style-name="T450">h</text:span><text:span text:style-name="T447">erstart </text:span><text:span text:style-name="T451">de</text:span><text:span text:style-name="T447"> computer </text:span><text:span text:style-name="T452">en daarna weer aanmelden als </text:span><text:span text:style-name="Definition"><text:span text:style-name="T444">gebruiker</text:span></text:span><text:span text:style-name="T447">.</text:span></text:p>
          </table:table-cell>
        </table:table-row>
        <table:table-row table:style-name="TableLine9405025928643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050259344688">
          <table:table-cell table:style-name="_33_._5f_Installatie_5f_afronden.A1" office:value-type="string">
            <text:p text:style-name="P59"><text:span text:style-name="Strong_20_Emphasis"><text:span text:style-name="T117"><text:s/></text:span></text:span><text:span text:style-name="Strong_20_Emphasis"><text:span text:style-name="T167"><draw:control text:anchor-type="as-char" draw:z-index="18" draw:name="Vorm4_1" draw:style-name="gr1" draw:text-style-name="P111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97"><text:span text:style-name="Strong_20_Emphasis"><text:span text:style-name="T117">Installeer </text:span></text:span><text:span text:style-name="Strong_20_Emphasis"><text:span text:style-name="T164">pakket kz met </text:span></text:span><text:span text:style-name="Strong_20_Emphasis"><text:span text:style-name="T163">scripts en documenten van Karel Zimmer </text:span></text:span><text:span text:style-name="Strong_20_Emphasis"><text:span text:style-name="T118">via </text:span></text:span><text:span text:style-name="Strong_20_Emphasis"><text:span text:style-name="T120">het </text:span></text:span><text:span text:style-name="Strong_20_Emphasis"><text:span text:style-name="T121">s</text:span></text:span><text:span text:style-name="Strong_20_Emphasis"><text:span text:style-name="T118">tart</text:span></text:span><text:span text:style-name="Strong_20_Emphasis"><text:span text:style-name="T120">en van</text:span></text:span><text:span text:style-name="Strong_20_Emphasis"><text:span text:style-name="T122"> </text:span></text:span><text:span text:style-name="Strong_20_Emphasis"><text:span text:style-name="T206">Terminalvenster</text:span></text:span><text:span text:style-name="Strong_20_Emphasis"><text:span text:style-name="T118"> met toetscombinatie </text:span></text:span><text:span text:style-name="Strong_20_Emphasis"><text:span text:style-name="T119">Ctrl</text:span></text:span><text:span text:style-name="Strong_20_Emphasis"><text:span text:style-name="T118"> </text:span></text:span><text:span text:style-name="Strong_20_Emphasis"><text:span text:style-name="T119">Alt</text:span></text:span><text:span text:style-name="Strong_20_Emphasis"><text:span text:style-name="T118"> </text:span></text:span><text:span text:style-name="Strong_20_Emphasis"><text:span text:style-name="T119">T</text:span></text:span><text:span text:style-name="Strong_20_Emphasis"><text:span text:style-name="T120">. </text:span></text:span></text:p>
          </table:table-cell>
        </table:table-row>
        <table:table-row table:style-name="TableLine94050259318304">
          <table:table-cell table:style-name="_33_._5f_Installatie_5f_afronden.A1" office:value-type="string">
            <text:p text:style-name="P64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9"><text:span text:style-name="T453">Typ</text:span><text:span text:style-name="Strong_20_Emphasis"><text:span text:style-name="T123">, of </text:span></text:span><text:span text:style-name="Strong_20_Emphasis"><text:span text:style-name="T120">kopieer en plak, de</text:span></text:span><text:span text:style-name="Strong_20_Emphasis"><text:span text:style-name="T150">z</text:span></text:span><text:span text:style-name="Strong_20_Emphasis"><text:span text:style-name="T120">e </text:span></text:span><text:span text:style-name="Strong_20_Emphasis"><text:span text:style-name="T125">twee </text:span></text:span><text:span text:style-name="Strong_20_Emphasis"><text:span text:style-name="T120">opdrachten, ieder gevolgd door de </text:span></text:span><text:span text:style-name="Strong_20_Emphasis"><text:span text:style-name="T119">Enter</text:span></text:span><text:span text:style-name="Strong_20_Emphasis"><text:span text:style-name="T118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050259218144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80"><text:span text:style-name="T447">V</text:span><text:span text:style-name="Strong_20_Emphasis"><text:span text:style-name="T126">olg </text:span></text:span><text:span text:style-name="Strong_20_Emphasis"><text:span text:style-name="T127">de aanwijzingen op het scherm.</text:span></text:span></text:p>
          </table:table-cell>
        </table:table-row>
        <table:table-row table:style-name="TableLine94050259340592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050259260336">
          <table:table-cell table:style-name="_33_._5f_Installatie_5f_afronden.A1" office:value-type="string">
            <text:p text:style-name="P60"><text:span text:style-name="Strong_20_Emphasis"><text:span text:style-name="T117"><text:s/></text:span></text:span><text:span text:style-name="Strong_20_Emphasis"><text:span text:style-name="T167"><draw:control text:anchor-type="as-char" draw:z-index="12" draw:name="Vorm37" draw:style-name="gr1" draw:text-style-name="P111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1">Rond de</text:span></text:span><text:span text:style-name="Strong_20_Emphasis"><text:span text:style-name="T152"> installatie </text:span></text:span><text:span text:style-name="Strong_20_Emphasis"><text:span text:style-name="T151">af</text:span></text:span><text:span text:style-name="Strong_20_Emphasis"><text:span text:style-name="T151"><text:note text:id="ftn8" text:note-class="footnote"><text:note-citation>2</text:note-citation><text:note-body><text:p text:style-name="Footnote">De installatie kan nagelopen worden met <text:span text:style-name="T464">Persoonlijke map / kz / Apps</text:span>.</text:p></text:note-body></text:note></text:span></text:span><text:span text:style-name="Strong_20_Emphasis"><text:span text:style-name="T151"> </text:span></text:span><text:span text:style-name="Strong_20_Emphasis"><text:span text:style-name="T118">via </text:span></text:span><text:span text:style-name="Strong_20_Emphasis"><text:span text:style-name="T153">een</text:span></text:span><text:span text:style-name="Strong_20_Emphasis"><text:span text:style-name="T154"> druk</text:span></text:span><text:span text:style-name="Strong_20_Emphasis"><text:span text:style-name="T153"> op</text:span></text:span><text:span text:style-name="Strong_20_Emphasis"><text:span text:style-name="T149"> de </text:span></text:span><text:span text:style-name="Strong_20_Emphasis"><text:span text:style-name="T131">Super</text:span></text:span><text:span text:style-name="Strong_20_Emphasis"><text:span text:style-name="T149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8">, </text:span></text:span><text:span text:style-name="Strong_20_Emphasis"><text:span text:style-name="T141">t</text:span></text:span><text:span text:style-name="Strong_20_Emphasis"><text:span text:style-name="T133">yp </text:span></text:span><text:span text:style-name="Strong_20_Emphasis"><text:span text:style-name="T213">men</text:span></text:span><text:span text:style-name="Strong_20_Emphasis"><text:span text:style-name="T208">u</text:span></text:span><text:span text:style-name="Strong_20_Emphasis"><text:span text:style-name="T134"> </text:span></text:span><text:span text:style-name="Strong_20_Emphasis"><text:span text:style-name="T142">e</text:span></text:span><text:span text:style-name="Strong_20_Emphasis"><text:span text:style-name="T118">n </text:span></text:span><text:span text:style-name="Strong_20_Emphasis"><text:span text:style-name="T136">k</text:span></text:span><text:span text:style-name="Strong_20_Emphasis"><text:span text:style-name="T118">lik op het pictogram van </text:span></text:span><text:span text:style-name="Strong_20_Emphasis"><text:span text:style-name="T246">Installatiem</text:span></text:span><text:span text:style-name="Strong_20_Emphasis"><text:span text:style-name="T247">enu</text:span></text:span><text:span text:style-name="Strong_20_Emphasis"><text:span text:style-name="T134">.</text:span></text:span></text:p>
          </table:table-cell>
        </table:table-row>
        <table:table-row table:style-name="TableLine94050259222928">
          <table:table-cell table:style-name="_33_._5f_Installatie_5f_afronden.A1" office:value-type="string">
            <text:p text:style-name="P60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5">K</text:span></text:span><text:span text:style-name="Strong_20_Emphasis"><text:span text:style-name="T138">ie</text:span></text:span><text:span text:style-name="Strong_20_Emphasis"><text:span text:style-name="T139">s </text:span></text:span><text:span text:style-name="Strong_20_Emphasis"><text:span text:style-name="T254">3</text:span></text:span><text:span text:style-name="Strong_20_Emphasis"><text:span text:style-name="T204"> </text:span></text:span><text:span text:style-name="Strong_20_Emphasis"><text:span text:style-name="T255">Installatie</text:span></text:span><text:span text:style-name="Strong_20_Emphasis"><text:span text:style-name="T256"> </text:span></text:span><text:span text:style-name="Strong_20_Emphasis"><text:span text:style-name="T257">afronden</text:span></text:span><text:span text:style-name="Strong_20_Emphasis"><text:span text:style-name="T155"> </text:span></text:span><text:span text:style-name="Strong_20_Emphasis"><text:span text:style-name="T140">en </text:span></text:span><text:span text:style-name="Strong_20_Emphasis"><text:span text:style-name="T156">v</text:span></text:span><text:span text:style-name="Strong_20_Emphasis"><text:span text:style-name="T127">olg de aanwijzingen op het scherm.</text:span></text:span></text:p>
          </table:table-cell>
        </table:table-row>
        <table:table-row table:style-name="TableLine94050259335824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050259336608">
          <table:table-cell table:style-name="_33_._5f_Installatie_5f_afronden.A1" office:value-type="string">
            <text:p text:style-name="P89"><text:span text:style-name="Strong_20_Emphasis"><text:span text:style-name="T117"><text:s/></text:span></text:span><text:span text:style-name="Strong_20_Emphasis"><text:span text:style-name="T167"><draw:control text:anchor-type="as-char" draw:z-index="23" draw:name="Vorm 1" draw:style-name="gr1" draw:text-style-name="P111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</table:table>
      <text:p text:style-name="P55"><text:span text:style-name="Strong_20_Emphasis"><text:span text:style-name="T84"><text:tab/></text:span></text:span></text:p>
      <text:p text:style-name="P56"><text:span text:style-name="Strong_20_Emphasis"><text:span text:style-name="T140"/></text:span></text:p>
      <text:p text:style-name="P57"><text:span text:style-name="Strong_20_Emphasis"><text:span text:style-name="T127"/></text:span></text:p>
      <text:list xml:id="list192311573737244" text:continue-numbering="true" text:style-name="L1">
        <text:list-item>
          <text:p text:style-name="P105"><text:span text:style-name="Strong_20_Emphasis"><text:span text:style-name="T436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050259338800">
          <table:table-cell table:style-name="Tabel2.A1" office:value-type="string">
            <text:p text:style-name="P70"><text:span text:style-name="Strong_20_Emphasis"><text:span text:style-name="T117"><text:s/></text:span></text:span><text:span text:style-name="Strong_20_Emphasis"><text:span text:style-name="T167"><draw:control text:anchor-type="as-char" draw:z-index="19" draw:name="Vorm40_0" draw:style-name="gr1" draw:text-style-name="P111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4">Aanmelden als </text:span></text:span><text:span text:style-name="Definition"><text:span text:style-name="T441">gebruiker</text:span></text:span><text:span text:style-name="Strong_20_Emphasis"><text:span text:style-name="T157"><text:note text:id="ftn9" text:note-class="footnote"><text:note-citation>1</text:note-citation><text:note-body><text:p text:style-name="P99"><text:span text:style-name="User_20_Entry"><text:span text:style-name="T276">E</text:span></text:span><text:span text:style-name="User_20_Entry"><text:span text:style-name="T277">ventuele extra </text:span></text:span><text:span text:style-name="User_20_Entry"><text:span text:style-name="T281">gebruiker</text:span></text:span><text:span text:style-name="User_20_Entry"><text:span text:style-name="T277">s aanmelden en dezelfde stappen uitvoeren.</text:span></text:span></text:p></text:note-body></text:note></text:span></text:span><text:span text:style-name="Strong_20_Emphasis"><text:span text:style-name="T84">.</text:span></text:span></text:p>
          </table:table-cell>
        </table:table-row>
        <table:table-row table:style-name="TableLine94050259493232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050259487808">
          <table:table-cell table:style-name="Tabel2.A1" office:value-type="string">
            <text:p text:style-name="P78"><text:span text:style-name="Strong_20_Emphasis"><text:span text:style-name="T117"><text:s/></text:span></text:span><text:span text:style-name="Strong_20_Emphasis"><text:span text:style-name="T167"><draw:control text:anchor-type="as-char" draw:z-index="21" draw:name="Vorm40_2" draw:style-name="gr1" draw:text-style-name="P111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8">R</text:span></text:span><text:span text:style-name="Strong_20_Emphasis"><text:span text:style-name="T159">icht </text:span></text:span><text:span text:style-name="Strong_20_Emphasis"><text:span text:style-name="T160">de </text:span></text:span><text:span text:style-name="Definition"><text:span text:style-name="T6">gebruiker</text:span></text:span><text:span text:style-name="Strong_20_Emphasis"><text:span text:style-name="T159"> </text:span></text:span><text:span text:style-name="Strong_20_Emphasis"><text:span text:style-name="T161">in </text:span></text:span><text:span text:style-name="Strong_20_Emphasis"><text:span text:style-name="T118">via </text:span></text:span><text:span text:style-name="Strong_20_Emphasis"><text:span text:style-name="T153">een</text:span></text:span><text:span text:style-name="Strong_20_Emphasis"><text:span text:style-name="T154"> druk</text:span></text:span><text:span text:style-name="Strong_20_Emphasis"><text:span text:style-name="T153"> op</text:span></text:span><text:span text:style-name="Strong_20_Emphasis"><text:span text:style-name="T149"> de </text:span></text:span><text:span text:style-name="Strong_20_Emphasis"><text:span text:style-name="T131">Super</text:span></text:span><text:span text:style-name="Strong_20_Emphasis"><text:span text:style-name="T149">-toets</text:span></text:span><text:span text:style-name="Strong_20_Emphasis"><text:span text:style-name="T50"><text:note text:id="ftn10" text:note-class="footnote"><text:note-citation>2</text:note-citation><text:note-body><text:p text:style-name="P83"><text:span text:style-name="T285">D</text:span>e <text:span text:style-name="T428">Super</text:span>-toets <text:span text:style-name="T285">is </text:span>de Windows<text:span text:style-name="T432">-</text:span><text:span text:style-name="T427">toets</text:span>, <text:span text:style-name="T432">C</text:span>ommand-<text:span text:style-name="T427">toets</text:span>, of <text:span text:style-name="T432">V</text:span>ergrootglas-toets.</text:p></text:note-body></text:note></text:span></text:span><text:span text:style-name="Strong_20_Emphasis"><text:span text:style-name="T128">, </text:span></text:span><text:span text:style-name="Strong_20_Emphasis"><text:span text:style-name="T141">t</text:span></text:span><text:span text:style-name="Strong_20_Emphasis"><text:span text:style-name="T133">yp </text:span></text:span><text:span text:style-name="Strong_20_Emphasis"><text:span text:style-name="T213">men</text:span></text:span><text:span text:style-name="Strong_20_Emphasis"><text:span text:style-name="T208">u</text:span></text:span><text:span text:style-name="Strong_20_Emphasis"><text:span text:style-name="T134"> </text:span></text:span><text:span text:style-name="Strong_20_Emphasis"><text:span text:style-name="T142">e</text:span></text:span><text:span text:style-name="Strong_20_Emphasis"><text:span text:style-name="T118">n </text:span></text:span><text:span text:style-name="Strong_20_Emphasis"><text:span text:style-name="T136">k</text:span></text:span><text:span text:style-name="Strong_20_Emphasis"><text:span text:style-name="T118">lik op het pictogram van </text:span></text:span><text:span text:style-name="Strong_20_Emphasis"><text:span text:style-name="T246">Installatiem</text:span></text:span><text:span text:style-name="Strong_20_Emphasis"><text:span text:style-name="T247">enu</text:span></text:span><text:span text:style-name="Strong_20_Emphasis"><text:span text:style-name="T134">.</text:span></text:span></text:p>
          </table:table-cell>
        </table:table-row>
        <table:table-row table:style-name="TableLine9405025948843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5">K</text:span></text:span><text:span text:style-name="Strong_20_Emphasis"><text:span text:style-name="T138">ie</text:span></text:span><text:span text:style-name="Strong_20_Emphasis"><text:span text:style-name="T139">s </text:span></text:span><text:span text:style-name="Strong_20_Emphasis"><text:span text:style-name="T254">4 </text:span></text:span><text:span text:style-name="Strong_20_Emphasis"><text:span text:style-name="T214">Gebruiker inrichten</text:span></text:span><text:span text:style-name="Strong_20_Emphasis"><text:span text:style-name="T155"> </text:span></text:span><text:span text:style-name="Strong_20_Emphasis"><text:span text:style-name="T140">en </text:span></text:span><text:span text:style-name="Strong_20_Emphasis"><text:span text:style-name="T156">v</text:span></text:span><text:span text:style-name="Strong_20_Emphasis"><text:span text:style-name="T127">olg de aanwijzingen op het scherm</text:span></text:span><text:span text:style-name="Strong_20_Emphasis"><text:span text:style-name="T205">.</text:span></text:span></text:p>
          </table:table-cell>
        </table:table-row>
        <table:table-row table:style-name="TableLine9405025948905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050259448512">
          <table:table-cell table:style-name="Tabel2.A1" office:value-type="string">
            <text:p text:style-name="P44"><text:span text:style-name="Strong_20_Emphasis"><text:span text:style-name="T105"><text:s/></text:span></text:span><text:span text:style-name="Strong_20_Emphasis"><text:span text:style-name="T166"><draw:control text:anchor-type="as-char" draw:z-index="28" draw:name="Vorm40_ 1" draw:style-name="gr1" draw:text-style-name="P111" svg:width="0.35cm" svg:height="0.35cm" draw:control="control29"/></text:span></text:span></text:p>
          </table:table-cell>
          <table:table-cell table:style-name="Tabel2.A1" office:value-type="string">
            <text:p text:style-name="P93">Wijzig <text:span text:style-name="T466">de a</text:span>chtergrond<text:span text:style-name="T465"> </text:span><text:span text:style-name="T466">v</text:span><text:span text:style-name="T454">ia </text:span><text:span text:style-name="T455">een druk op </text:span><text:span text:style-name="T454">d</text:span><text:span text:style-name="T344">e </text:span><text:span text:style-name="T345">Super</text:span><text:span text:style-name="T344">-toets</text:span><text:span text:style-name="T363"><text:note-ref text:note-class="footnote" text:reference-format="text" text:ref-name="ftn10">2</text:note-ref></text:span><text:span text:style-name="T344">, </text:span><text:span text:style-name="T346">zoek </text:span><text:span text:style-name="T338">acht</text:span><text:span text:style-name="T346"> en klik achter </text:span><text:span text:style-name="T338">Instellingen</text:span><text:span text:style-name="T346"> op </text:span><text:span text:style-name="T338">Achtergrond</text:span><text:span text:style-name="T344">.</text:span></text:p>
            <text:p text:style-name="P98"><text:span text:style-name="T348">Klik op </text:span><text:span text:style-name="T340">Afbeelding toevoegen</text:span><text:span text:style-name="T348">.</text:span><text:span text:style-name="T344"><text:line-break/></text:span><text:span text:style-name="T352">Selecteer</text:span><text:span text:style-name="T347"> </text:span><text:span text:style-name="T342">A</text:span><text:span text:style-name="T340">chtergrond</text:span> in <text:span text:style-name="T462">Persoonlijke map</text:span><text:span text:style-name="T469"> /</text:span> <text:span text:style-name="T462">kz-</text:span><text:span text:style-name="T463">data</text:span><text:span text:style-name="T468">.</text:span></text:p>
          </table:table-cell>
        </table:table-row>
        <table:table-row table:style-name="TableLine94050259449136"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95"/>
          </table:table-cell>
        </table:table-row>
        <table:table-row table:style-name="TableLine94050259449136">
          <table:table-cell table:style-name="Tabel2.A1" office:value-type="string">
            <text:p text:style-name="P44"><text:span text:style-name="Strong_20_Emphasis"><text:span text:style-name="T105"><text:s/></text:span></text:span><text:span text:style-name="Strong_20_Emphasis"><text:span text:style-name="T166"><draw:control text:anchor-type="as-char" draw:z-index="29" draw:name="Vorm40_ 2" draw:style-name="gr1" draw:text-style-name="P111" svg:width="0.35cm" svg:height="0.35cm" draw:control="control30"/></text:span></text:span></text:p>
          </table:table-cell>
          <table:table-cell table:style-name="Tabel2.A1" office:value-type="string">
            <text:p text:style-name="P95">Wijzig <text:span text:style-name="T467">de g</text:span>ebruikersfoto <text:span text:style-name="T466">v</text:span><text:span text:style-name="T454">ia </text:span><text:span text:style-name="T455">een druk op </text:span><text:span text:style-name="T454">d</text:span><text:span text:style-name="T344">e </text:span><text:span text:style-name="T345">Super</text:span><text:span text:style-name="T344">-toets</text:span><text:span text:style-name="T363"><text:note-ref text:note-class="footnote" text:reference-format="text" text:ref-name="ftn10">2</text:note-ref></text:span><text:span text:style-name="T344">, </text:span><text:span text:style-name="T346">zoek </text:span><text:span text:style-name="T339">gebr</text:span><text:span text:style-name="T346"> en klik achter </text:span><text:span text:style-name="T338">Instellingen</text:span><text:span text:style-name="T346"> op </text:span><text:span text:style-name="T339">Gebruikers</text:span><text:span text:style-name="T344">.</text:span></text:p>
            <text:p text:style-name="P94"><text:span text:style-name="T349">Klik op </text:span><text:span text:style-name="Strong_20_Emphasis"><text:span text:style-name="T303">Ontgrendelen</text:span></text:span><text:span text:style-name="T349">.</text:span></text:p>
            <text:p text:style-name="P94"><text:span text:style-name="T349">Klik op afbeelding voor </text:span><text:span text:style-name="Definition"><text:span text:style-name="T7">gebruiker</text:span></text:span><text:span text:style-name="T349">.</text:span></text:p>
            <text:p text:style-name="P109"><text:span text:style-name="T349">Klik op </text:span><text:span text:style-name="Strong_20_Emphasis"><text:span text:style-name="T303">Selecteer een bestand</text:span></text:span><text:span text:style-name="T349">.</text:span><text:span text:style-name="T344"><text:line-break/></text:span><text:span text:style-name="T352">Selecteer </text:span><text:span text:style-name="T353">indien aanwezig</text:span><text:span text:style-name="T350"> </text:span><text:span text:style-name="T336">Gebruikersfoto</text:span><text:span text:style-name="T350"> </text:span><text:span text:style-name="T351">in</text:span><text:span text:style-name="T350"> </text:span><text:span text:style-name="T341">Persoonlijke map</text:span><text:span text:style-name="T350"> / </text:span><text:span text:style-name="T341">kz-</text:span><text:span text:style-name="T343">data</text:span><text:span text:style-name="T319">.</text:span></text:p>
          </table:table-cell>
        </table:table-row>
        <table:table-row table:style-name="TableLine94050259449760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96"/>
          </table:table-cell>
        </table:table-row>
        <table:table-row table:style-name="TableLine94050259449760">
          <table:table-cell table:style-name="Tabel2.A1" office:value-type="string">
            <text:p text:style-name="P46"><text:span text:style-name="Strong_20_Emphasis"><text:span text:style-name="T105"><text:s/></text:span></text:span><text:span text:style-name="Strong_20_Emphasis"><text:span text:style-name="T166"><draw:control text:anchor-type="as-char" draw:z-index="30" draw:name="Vorm36_ 3" draw:style-name="gr1" draw:text-style-name="P111" svg:width="0.35cm" svg:height="0.35cm" draw:control="control31"/></text:span></text:span></text:p>
          </table:table-cell>
          <table:table-cell table:style-name="Tabel2.A1" office:value-type="string">
            <text:p text:style-name="P96"><text:span text:style-name="T320">Controleer </text:span><text:span text:style-name="T321">de f</text:span><text:span text:style-name="T320">avorieten met </text:span><text:span text:style-name="T341">Persoonlijke map</text:span><text:span text:style-name="T319"> / </text:span><text:span text:style-name="T341">kz-</text:span><text:span text:style-name="T343">data</text:span><text:span text:style-name="T319"> / </text:span><text:span text:style-name="T342">Favorieten</text:span><text:span text:style-name="T319">.</text:span></text:p>
          </table:table-cell>
        </table:table-row>
        <table:table-row table:style-name="TableLine94050259450384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50"/>
          </table:table-cell>
        </table:table-row>
        <table:table-row table:style-name="TableLine94050259451008">
          <table:table-cell table:style-name="Tabel2.A1" office:value-type="string">
            <text:p text:style-name="P40"><text:span text:style-name="Strong_20_Emphasis"><text:span text:style-name="T105"><text:s/></text:span></text:span><text:span text:style-name="Strong_20_Emphasis"><text:span text:style-name="T166"><draw:control text:anchor-type="as-char" draw:z-index="22" draw:name="Vorm40_1" draw:style-name="gr1" draw:text-style-name="P111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2"/></text:span></text:p>
      <text:p text:style-name="P39"/>
      <text:p text:style-name="P45"><text:span text:style-name="T294">E</text:span><text:span text:style-name="T295">inde c</text:span><text:span text:style-name="T296">hecklist, </text:span><text:span text:style-name="T297">d</text:span><text:span text:style-name="T296">e installatie van </text:span><text:span text:style-name="T296"><text:reference-ref text:reference-format="text" text:ref-name="Distributie">Ubuntu</text:reference-ref></text:span><text:span text:style-name="T296"><text:s/></text:span><text:span text:style-name="T298"><text:reference-ref text:reference-format="text" text:ref-name="Versie">22.04</text:reference-ref></text:span><text:span text:style-name="Strong_20_Emphasis"><text:span text:style-name="T317"><text:s/></text:span></text:span><text:span text:style-name="Strong_20_Emphasis"><text:span text:style-name="T318">LTS</text:span></text:span><text:span text:style-name="T49"> </text:span><text:span text:style-name="T296"><text:reference-ref text:reference-format="text" text:ref-name="Editie">desktop</text:reference-ref></text:span><text:span text:style-name="T296"><text:s/>is voltooid.</text:span></text:p>
      <text:p text:style-name="P18"/>
      <text:p text:style-name="P6"><text:span text:style-name="T175">Geschreven</text:span><text:span text:style-name="T92"> door Karel Zimmer &lt;</text:span><text:a xlink:type="simple" xlink:href="mailto:info@karelzimmer.nl" text:style-name="Internet_20_link" text:visited-style-name="Visited_20_Internet_20_Link"><text:span text:style-name="T447">info@karelzimmer.nl</text:span></text:a><text:span text:style-name="T92">&gt;</text:span><text:span text:style-name="T9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26T19:23:10.407696529">26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6-26T19:23:10.192822101</dc:date>
    <meta:keyword>Installatie</meta:keyword>
    <meta:keyword>Checklist</meta:keyword>
    <meta:keyword>Linux</meta:keyword>
    <meta:editing-cycles>6432</meta:editing-cycles>
    <meta:editing-duration>P11DT7H34M26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20" meta:character-count="6354" meta:non-whitespace-character-count="5468"/>
    <meta:user-defined meta:name="Info 1"/>
    <meta:user-defined meta:name="Info 2"/>
    <meta:user-defined meta:name="Info 3"/>
    <meta:user-defined meta:name="Info 4"/>
  </office:meta>
</office:document-meta>
</file>